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Zulhaj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p15-line0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135-31</text:p>
          </table:table-cell>
          <table:table-cell office:value-type="string" calcext:value-type="string">
            <text:p>ب</text:p>
          </table:table-cell>
          <table:table-cell table:formula="of:=VLOOKUP([.B3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3532+543</text:p>
          </table:table-cell>
          <table:table-cell office:value-type="string" calcext:value-type="string">
            <text:p>ف</text:p>
          </table:table-cell>
          <table:table-cell table:formula="of:=VLOOKUP([.B4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2233" calcext:value-type="float">
            <text:p>222233</text:p>
          </table:table-cell>
          <table:table-cell office:value-type="string" calcext:value-type="string">
            <text:p>ا</text:p>
          </table:table-cell>
          <table:table-cell table:formula="of:=VLOOKUP([.B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02+53</text:p>
          </table:table-cell>
          <table:table-cell office:value-type="string" calcext:value-type="string">
            <text:p>ث</text:p>
          </table:table-cell>
          <table:table-cell table:formula="of:=VLOOKUP([.B6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ا</text:p>
          </table:table-cell>
          <table:table-cell table:formula="of:=VLOOKUP([.B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30212</text:p>
          </table:table-cell>
          <table:table-cell office:value-type="string" calcext:value-type="string">
            <text:p>ي</text:p>
          </table:table-cell>
          <table:table-cell table:formula="of:=VLOOKUP([.B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+7274</text:p>
          </table:table-cell>
          <table:table-cell office:value-type="string" calcext:value-type="string">
            <text:p>ت</text:p>
          </table:table-cell>
          <table:table-cell table:formula="of:=VLOOKUP([.B9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+7</text:p>
          </table:table-cell>
          <table:table-cell office:value-type="string" calcext:value-type="string">
            <text:p>ن</text:p>
          </table:table-cell>
          <table:table-cell table:formula="of:=VLOOKUP([.B10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-425463</text:p>
          </table:table-cell>
          <table:table-cell office:value-type="string" calcext:value-type="string">
            <text:p>ب</text:p>
          </table:table-cell>
          <table:table-cell table:formula="of:=VLOOKUP([.B11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-4427</text:p>
          </table:table-cell>
          <table:table-cell office:value-type="string" calcext:value-type="string">
            <text:p>ي</text:p>
          </table:table-cell>
          <table:table-cell table:formula="of:=VLOOKUP([.B12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10213</text:p>
          </table:table-cell>
          <table:table-cell office:value-type="string" calcext:value-type="string">
            <text:p>ي</text:p>
          </table:table-cell>
          <table:table-cell table:formula="of:=VLOOKUP([.B13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+7477</text:p>
          </table:table-cell>
          <table:table-cell office:value-type="string" calcext:value-type="string">
            <text:p>ڠ</text:p>
          </table:table-cell>
          <table:table-cell table:formula="of:=VLOOKUP([.B14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6531</text:p>
          </table:table-cell>
          <table:table-cell office:value-type="string" calcext:value-type="string">
            <text:p>م</text:p>
          </table:table-cell>
          <table:table-cell table:formula="of:=VLOOKUP([.B1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5577443</text:p>
          </table:table-cell>
          <table:table-cell office:value-type="string" calcext:value-type="string">
            <text:p>ح</text:p>
          </table:table-cell>
          <table:table-cell table:formula="of:=VLOOKUP([.B16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4+534</text:p>
          </table:table-cell>
          <table:table-cell office:value-type="string" calcext:value-type="string">
            <text:p>ن</text:p>
          </table:table-cell>
          <table:table-cell table:formula="of:=VLOOKUP([.B17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+45044</text:p>
          </table:table-cell>
          <table:table-cell office:value-type="string" calcext:value-type="string">
            <text:p>ت</text:p>
          </table:table-cell>
          <table:table-cell table:formula="of:=VLOOKUP([.B18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33622</text:p>
          </table:table-cell>
          <table:table-cell office:value-type="string" calcext:value-type="string">
            <text:p>ا</text:p>
          </table:table-cell>
          <table:table-cell table:formula="of:=VLOOKUP([.B1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436</text:p>
          </table:table-cell>
          <table:table-cell office:value-type="string" calcext:value-type="string">
            <text:p>ن</text:p>
          </table:table-cell>
          <table:table-cell table:formula="of:=VLOOKUP([.B2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+53</text:p>
          </table:table-cell>
          <table:table-cell office:value-type="string" calcext:value-type="string">
            <text:p>ق</text:p>
          </table:table-cell>
          <table:table-cell table:formula="of:=VLOOKUP([.B23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4+4</text:p>
          </table:table-cell>
          <table:table-cell office:value-type="string" calcext:value-type="string">
            <text:p>ث</text:p>
          </table:table-cell>
          <table:table-cell table:formula="of:=VLOOKUP([.B2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+42</text:p>
          </table:table-cell>
          <table:table-cell office:value-type="string" calcext:value-type="string">
            <text:p>ف</text:p>
          </table:table-cell>
          <table:table-cell table:formula="of:=VLOOKUP([.B2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62</text:p>
          </table:table-cell>
          <table:table-cell office:value-type="string" calcext:value-type="string">
            <text:p>ا</text:p>
          </table:table-cell>
          <table:table-cell table:formula="of:=VLOOKUP([.B2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3426672234</text:p>
          </table:table-cell>
          <table:table-cell office:value-type="string" calcext:value-type="string">
            <text:p>ط</text:p>
          </table:table-cell>
          <table:table-cell table:formula="of:=VLOOKUP([.B27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2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11754</text:p>
          </table:table-cell>
          <table:table-cell office:value-type="string" calcext:value-type="string">
            <text:p>م</text:p>
          </table:table-cell>
          <table:table-cell table:formula="of:=VLOOKUP([.B2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75560153</text:p>
          </table:table-cell>
          <table:table-cell office:value-type="string" calcext:value-type="string">
            <text:p>ه</text:p>
          </table:table-cell>
          <table:table-cell table:formula="of:=VLOOKUP([.B3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3</text:p>
          </table:table-cell>
          <table:table-cell office:value-type="string" calcext:value-type="string">
            <text:p>ا</text:p>
          </table:table-cell>
          <table:table-cell table:formula="of:=VLOOKUP([.B3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026465444343643213015</text:p>
          </table:table-cell>
          <table:table-cell office:value-type="string" calcext:value-type="string">
            <text:p>و</text:p>
          </table:table-cell>
          <table:table-cell table:formula="of:=VLOOKUP([.B3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5564537</text:p>
          </table:table-cell>
          <table:table-cell office:value-type="string" calcext:value-type="string">
            <text:p>ر</text:p>
          </table:table-cell>
          <table:table-cell table:formula="of:=VLOOKUP([.B3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41244+665</text:p>
          </table:table-cell>
          <table:table-cell office:value-type="string" calcext:value-type="string">
            <text:p>ڠ</text:p>
          </table:table-cell>
          <table:table-cell table:formula="of:=VLOOKUP([.B35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14-343</text:p>
          </table:table-cell>
          <table:table-cell office:value-type="string" calcext:value-type="string">
            <text:p>ي</text:p>
          </table:table-cell>
          <table:table-cell table:formula="of:=VLOOKUP([.B36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6630213432434+67</text:p>
          </table:table-cell>
          <table:table-cell office:value-type="string" calcext:value-type="string">
            <text:p>ڠ</text:p>
          </table:table-cell>
          <table:table-cell table:formula="of:=VLOOKUP([.B3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53455640044</text:p>
          </table:table-cell>
          <table:table-cell office:value-type="string" calcext:value-type="string">
            <text:p>ص</text:p>
          </table:table-cell>
          <table:table-cell table:formula="of:=VLOOKUP([.B38]; [$lookup.A$1:$lookup.B$37]; 2; 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543</text:p>
          </table:table-cell>
          <table:table-cell office:value-type="string" calcext:value-type="string">
            <text:p>ب</text:p>
          </table:table-cell>
          <table:table-cell table:formula="of:=VLOOKUP([.B39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5563</text:p>
          </table:table-cell>
          <table:table-cell office:value-type="string" calcext:value-type="string">
            <text:p>ر</text:p>
          </table:table-cell>
          <table:table-cell table:formula="of:=VLOOKUP([.B4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4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44352+043</text:p>
          </table:table-cell>
          <table:table-cell office:value-type="string" calcext:value-type="string">
            <text:p>ڠ</text:p>
          </table:table-cell>
          <table:table-cell table:formula="of:=VLOOKUP([.B42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1111</text:p>
          </table:table-cell>
          <table:table-cell office:value-type="string" calcext:value-type="string">
            <text:p>ک</text:p>
          </table:table-cell>
          <table:table-cell table:formula="of:=VLOOKUP([.B4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03326555</text:p>
          </table:table-cell>
          <table:table-cell office:value-type="string" calcext:value-type="string">
            <text:p>و</text:p>
          </table:table-cell>
          <table:table-cell table:formula="of:=VLOOKUP([.B44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formula="of:=VLOOKUP([.B4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7666564303</text:p>
          </table:table-cell>
          <table:table-cell office:value-type="string" calcext:value-type="string">
            <text:p>ک</text:p>
          </table:table-cell>
          <table:table-cell table:formula="of:=VLOOKUP([.B46]; [$lookup.A$1:$lookup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66656</text:p>
          </table:table-cell>
          <table:table-cell office:value-type="string" calcext:value-type="string">
            <text:p>ک</text:p>
          </table:table-cell>
          <table:table-cell table:formula="of:=VLOOKUP([.B47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5755443424415</text:p>
          </table:table-cell>
          <table:table-cell office:value-type="string" calcext:value-type="string">
            <text:p>ه</text:p>
          </table:table-cell>
          <table:table-cell table:formula="of:=VLOOKUP([.B4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444+013444471077</text:p>
          </table:table-cell>
          <table:table-cell office:value-type="string" calcext:value-type="string">
            <text:p>و</text:p>
          </table:table-cell>
          <table:table-cell table:formula="of:=VLOOKUP([.B49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07</text:p>
          </table:table-cell>
          <table:table-cell office:value-type="string" calcext:value-type="string">
            <text:p>ي</text:p>
          </table:table-cell>
          <table:table-cell table:formula="of:=VLOOKUP([.B5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1077</text:p>
          </table:table-cell>
          <table:table-cell office:value-type="string" calcext:value-type="string">
            <text:p>ن</text:p>
          </table:table-cell>
          <table:table-cell table:formula="of:=VLOOKUP([.B51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66656335755</text:p>
          </table:table-cell>
          <table:table-cell office:value-type="string" calcext:value-type="string">
            <text:p>ک</text:p>
          </table:table-cell>
          <table:table-cell table:formula="of:=VLOOKUP([.B5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+01344</text:p>
          </table:table-cell>
          <table:table-cell office:value-type="string" calcext:value-type="string">
            <text:p>ن</text:p>
          </table:table-cell>
          <table:table-cell table:formula="of:=VLOOKUP([.B5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ا</text:p>
          </table:table-cell>
          <table:table-cell table:formula="of:=VLOOKUP([.B5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45666265525</text:p>
          </table:table-cell>
          <table:table-cell office:value-type="string" calcext:value-type="string">
            <text:p>ک</text:p>
          </table:table-cell>
          <table:table-cell table:formula="of:=VLOOKUP([.B5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6555444473547</text:p>
          </table:table-cell>
          <table:table-cell office:value-type="string" calcext:value-type="string">
            <text:p>و</text:p>
          </table:table-cell>
          <table:table-cell table:formula="of:=VLOOKUP([.B5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254</text:p>
          </table:table-cell>
          <table:table-cell office:value-type="string" calcext:value-type="string">
            <text:p>ف</text:p>
          </table:table-cell>
          <table:table-cell table:formula="of:=VLOOKUP([.B5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+54</text:p>
          </table:table-cell>
          <table:table-cell office:value-type="string" calcext:value-type="string">
            <text:p>ن</text:p>
          </table:table-cell>
          <table:table-cell table:formula="of:=VLOOKUP([.B5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+4</text:p>
          </table:table-cell>
          <table:table-cell office:value-type="string" calcext:value-type="string">
            <text:p>ت</text:p>
          </table:table-cell>
          <table:table-cell table:formula="of:=VLOOKUP([.B59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314435</text:p>
          </table:table-cell>
          <table:table-cell office:value-type="string" calcext:value-type="string">
            <text:p>س</text:p>
          </table:table-cell>
          <table:table-cell table:formula="of:=VLOOKUP([.B60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ا</text:p>
          </table:table-cell>
          <table:table-cell table:formula="of:=VLOOKUP([.B6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310261413</text:p>
          </table:table-cell>
          <table:table-cell office:value-type="string" calcext:value-type="string">
            <text:p>ک</text:p>
          </table:table-cell>
          <table:table-cell table:formula="of:=VLOOKUP([.B6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35+4543</text:p>
          </table:table-cell>
          <table:table-cell office:value-type="string" calcext:value-type="string">
            <text:p>ن</text:p>
          </table:table-cell>
          <table:table-cell table:formula="of:=VLOOKUP([.B6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754747155345647</text:p>
          </table:table-cell>
          <table:table-cell office:value-type="string" calcext:value-type="string">
            <text:p>ر</text:p>
          </table:table-cell>
          <table:table-cell table:formula="of:=VLOOKUP([.B65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7466</text:p>
          </table:table-cell>
          <table:table-cell office:value-type="string" calcext:value-type="string">
            <text:p>ا</text:p>
          </table:table-cell>
          <table:table-cell table:formula="of:=VLOOKUP([.B6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5363455640045342+</text:p>
          </table:table-cell>
          <table:table-cell office:value-type="string" calcext:value-type="string">
            <text:p>ض</text:p>
          </table:table-cell>
          <table:table-cell table:formula="of:=VLOOKUP([.B67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717544-32322</text:p>
          </table:table-cell>
          <table:table-cell office:value-type="string" calcext:value-type="string">
            <text:p>ی</text:p>
          </table:table-cell>
          <table:table-cell table:formula="of:=VLOOKUP([.B68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55-4532</text:p>
          </table:table-cell>
          <table:table-cell office:value-type="string" calcext:value-type="string">
            <text:p>ب</text:p>
          </table:table-cell>
          <table:table-cell table:formula="of:=VLOOKUP([.B69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ر</text:p>
          </table:table-cell>
          <table:table-cell table:formula="of:=VLOOKUP([.B7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7244312667</text:p>
          </table:table-cell>
          <table:table-cell office:value-type="string" calcext:value-type="string">
            <text:p>ک</text:p>
          </table:table-cell>
          <table:table-cell table:formula="of:=VLOOKUP([.B7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22227</text:p>
          </table:table-cell>
          <table:table-cell office:value-type="string" calcext:value-type="string">
            <text:p>ا</text:p>
          </table:table-cell>
          <table:table-cell table:formula="of:=VLOOKUP([.B7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+44</text:p>
          </table:table-cell>
          <table:table-cell office:value-type="string" calcext:value-type="string">
            <text:p>ت</text:p>
          </table:table-cell>
          <table:table-cell table:formula="of:=VLOOKUP([.B73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254</text:p>
          </table:table-cell>
          <table:table-cell office:value-type="string" calcext:value-type="string">
            <text:p>ل</text:p>
          </table:table-cell>
          <table:table-cell table:formula="of:=VLOOKUP([.B74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1532</text:p>
          </table:table-cell>
          <table:table-cell office:value-type="string" calcext:value-type="string">
            <text:p>ه</text:p>
          </table:table-cell>
          <table:table-cell table:formula="of:=VLOOKUP([.B7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313+6544</text:p>
          </table:table-cell>
          <table:table-cell office:value-type="string" calcext:value-type="string">
            <text:p>ف</text:p>
          </table:table-cell>
          <table:table-cell table:formula="of:=VLOOKUP([.B7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722</text:p>
          </table:table-cell>
          <table:table-cell office:value-type="string" calcext:value-type="string">
            <text:p>ا</text:p>
          </table:table-cell>
          <table:table-cell table:formula="of:=VLOOKUP([.B77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54422373</text:p>
          </table:table-cell>
          <table:table-cell office:value-type="string" calcext:value-type="string">
            <text:p>ط</text:p>
          </table:table-cell>
          <table:table-cell table:formula="of:=VLOOKUP([.B78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-30</text:p>
          </table:table-cell>
          <table:table-cell office:value-type="string" calcext:value-type="string">
            <text:p>ي</text:p>
          </table:table-cell>
          <table:table-cell table:formula="of:=VLOOKUP([.B7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67455</text:p>
          </table:table-cell>
          <table:table-cell office:value-type="string" calcext:value-type="string">
            <text:p>م</text:p>
          </table:table-cell>
          <table:table-cell table:formula="of:=VLOOKUP([.B80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353</text:p>
          </table:table-cell>
          <table:table-cell office:value-type="string" calcext:value-type="string">
            <text:p>ه</text:p>
          </table:table-cell>
          <table:table-cell table:formula="of:=VLOOKUP([.B8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8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3534426315554544443</text:p>
          </table:table-cell>
          <table:table-cell office:value-type="string" calcext:value-type="string">
            <text:p>و</text:p>
          </table:table-cell>
          <table:table-cell table:formula="of:=VLOOKUP([.B83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42</text:p>
          </table:table-cell>
          <table:table-cell office:value-type="string" calcext:value-type="string">
            <text:p>ر</text:p>
          </table:table-cell>
          <table:table-cell table:formula="of:=VLOOKUP([.B8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361+0</text:p>
          </table:table-cell>
          <table:table-cell office:value-type="string" calcext:value-type="string">
            <text:p>ڠ</text:p>
          </table:table-cell>
          <table:table-cell table:formula="of:=VLOOKUP([.B85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44</text:p>
          </table:table-cell>
          <table:table-cell office:value-type="string" calcext:value-type="string">
            <text:p>ي</text:p>
          </table:table-cell>
          <table:table-cell table:formula="of:=VLOOKUP([.B86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4573+015</text:p>
          </table:table-cell>
          <table:table-cell office:value-type="string" calcext:value-type="string">
            <text:p>ڠ</text:p>
          </table:table-cell>
          <table:table-cell table:formula="of:=VLOOKUP([.B87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543</text:p>
          </table:table-cell>
          <table:table-cell office:value-type="string" calcext:value-type="string">
            <text:p>ب</text:p>
          </table:table-cell>
          <table:table-cell table:formula="of:=VLOOKUP([.B8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75444</text:p>
          </table:table-cell>
          <table:table-cell office:value-type="string" calcext:value-type="string">
            <text:p>د</text:p>
          </table:table-cell>
          <table:table-cell table:formula="of:=VLOOKUP([.B8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ي</text:p>
          </table:table-cell>
          <table:table-cell table:formula="of:=VLOOKUP([.B9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76</text:p>
          </table:table-cell>
          <table:table-cell office:value-type="string" calcext:value-type="string">
            <text:p>م</text:p>
          </table:table-cell>
          <table:table-cell table:formula="of:=VLOOKUP([.B9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444437</text:p>
          </table:table-cell>
          <table:table-cell office:value-type="string" calcext:value-type="string">
            <text:p>ن</text:p>
          </table:table-cell>
          <table:table-cell table:formula="of:=VLOOKUP([.B9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5224314</text:p>
          </table:table-cell>
          <table:table-cell office:value-type="string" calcext:value-type="string">
            <text:p>ل</text:p>
          </table:table-cell>
          <table:table-cell table:formula="of:=VLOOKUP([.B9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ا</text:p>
          </table:table-cell>
          <table:table-cell table:formula="of:=VLOOKUP([.B9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5+455665775</text:p>
          </table:table-cell>
          <table:table-cell office:value-type="string" calcext:value-type="string">
            <text:p>ݢ</text:p>
          </table:table-cell>
          <table:table-cell table:formula="of:=VLOOKUP([.B9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5-147</text:p>
          </table:table-cell>
          <table:table-cell office:value-type="string" calcext:value-type="string">
            <text:p>ي</text:p>
          </table:table-cell>
          <table:table-cell table:formula="of:=VLOOKUP([.B9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43310</text:p>
          </table:table-cell>
          <table:table-cell office:value-type="string" calcext:value-type="string">
            <text:p>ع</text:p>
          </table:table-cell>
          <table:table-cell table:formula="of:=VLOOKUP([.B98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3</text:p>
          </table:table-cell>
          <table:table-cell office:value-type="string" calcext:value-type="string">
            <text:p>ا</text:p>
          </table:table-cell>
          <table:table-cell table:formula="of:=VLOOKUP([.B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245566</text:p>
          </table:table-cell>
          <table:table-cell office:value-type="string" calcext:value-type="string">
            <text:p>ر</text:p>
          </table:table-cell>
          <table:table-cell table:formula="of:=VLOOKUP([.B10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055-315</text:p>
          </table:table-cell>
          <table:table-cell office:value-type="string" calcext:value-type="string">
            <text:p>ي</text:p>
          </table:table-cell>
          <table:table-cell table:formula="of:=VLOOKUP([.B10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02+13+7555</text:p>
          </table:table-cell>
          <table:table-cell office:value-type="string" calcext:value-type="string">
            <text:p>ف</text:p>
          </table:table-cell>
          <table:table-cell table:formula="of:=VLOOKUP([.B102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12323</text:p>
          </table:table-cell>
          <table:table-cell office:value-type="string" calcext:value-type="string">
            <text:p>ل</text:p>
          </table:table-cell>
          <table:table-cell table:formula="of:=VLOOKUP([.B103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373</text:p>
          </table:table-cell>
          <table:table-cell office:value-type="string" calcext:value-type="string">
            <text:p>ا</text:p>
          </table:table-cell>
          <table:table-cell table:formula="of:=VLOOKUP([.B10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45+546366</text:p>
          </table:table-cell>
          <table:table-cell office:value-type="string" calcext:value-type="string">
            <text:p>ݢ</text:p>
          </table:table-cell>
          <table:table-cell table:formula="of:=VLOOKUP([.B105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-444432</text:p>
          </table:table-cell>
          <table:table-cell office:value-type="string" calcext:value-type="string">
            <text:p>ي</text:p>
          </table:table-cell>
          <table:table-cell table:formula="of:=VLOOKUP([.B106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-541</text:p>
          </table:table-cell>
          <table:table-cell office:value-type="string" calcext:value-type="string">
            <text:p>ب</text:p>
          </table:table-cell>
          <table:table-cell table:formula="of:=VLOOKUP([.B107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2+0744354</text:p>
          </table:table-cell>
          <table:table-cell office:value-type="string" calcext:value-type="string">
            <text:p>ڠ</text:p>
          </table:table-cell>
          <table:table-cell table:formula="of:=VLOOKUP([.B108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4443444</text:p>
          </table:table-cell>
          <table:table-cell office:value-type="string" calcext:value-type="string">
            <text:p>س</text:p>
          </table:table-cell>
          <table:table-cell table:formula="of:=VLOOKUP([.B109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35222225</text:p>
          </table:table-cell>
          <table:table-cell office:value-type="string" calcext:value-type="string">
            <text:p>ا</text:p>
          </table:table-cell>
          <table:table-cell table:formula="of:=VLOOKUP([.B1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452555446</text:p>
          </table:table-cell>
          <table:table-cell office:value-type="string" calcext:value-type="string">
            <text:p>و</text:p>
          </table:table-cell>
          <table:table-cell table:formula="of:=VLOOKUP([.B11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+43+</text:p>
          </table:table-cell>
          <table:table-cell office:value-type="string" calcext:value-type="string">
            <text:p>ن</text:p>
          </table:table-cell>
          <table:table-cell table:formula="of:=VLOOKUP([.B11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5373564632</text:p>
          </table:table-cell>
          <table:table-cell office:value-type="string" calcext:value-type="string">
            <text:p>ج</text:p>
          </table:table-cell>
          <table:table-cell table:formula="of:=VLOOKUP([.B113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23561</text:p>
          </table:table-cell>
          <table:table-cell office:value-type="string" calcext:value-type="string">
            <text:p>ک</text:p>
          </table:table-cell>
          <table:table-cell table:formula="of:=VLOOKUP([.B1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6215</text:p>
          </table:table-cell>
          <table:table-cell office:value-type="string" calcext:value-type="string">
            <text:p>ل</text:p>
          </table:table-cell>
          <table:table-cell table:formula="of:=VLOOKUP([.B11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534553374</text:p>
          </table:table-cell>
          <table:table-cell office:value-type="string" calcext:value-type="string">
            <text:p>و</text:p>
          </table:table-cell>
          <table:table-cell table:formula="of:=VLOOKUP([.B116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1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2665</text:p>
          </table:table-cell>
          <table:table-cell office:value-type="string" calcext:value-type="string">
            <text:p>ک</text:p>
          </table:table-cell>
          <table:table-cell table:formula="of:=VLOOKUP([.B11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4553243107454</text:p>
          </table:table-cell>
          <table:table-cell office:value-type="string" calcext:value-type="string">
            <text:p>و</text:p>
          </table:table-cell>
          <table:table-cell table:formula="of:=VLOOKUP([.B119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20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00122+0</text:p>
          </table:table-cell>
          <table:table-cell office:value-type="string" calcext:value-type="string">
            <text:p>ڠ</text:p>
          </table:table-cell>
          <table:table-cell table:formula="of:=VLOOKUP([.B121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162656</text:p>
          </table:table-cell>
          <table:table-cell office:value-type="string" calcext:value-type="string">
            <text:p>ک</text:p>
          </table:table-cell>
          <table:table-cell table:formula="of:=VLOOKUP([.B12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655555544</text:p>
          </table:table-cell>
          <table:table-cell office:value-type="string" calcext:value-type="string">
            <text:p>و</text:p>
          </table:table-cell>
          <table:table-cell table:formula="of:=VLOOKUP([.B123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233131</text:p>
          </table:table-cell>
          <table:table-cell office:value-type="string" calcext:value-type="string">
            <text:p>ک</text:p>
          </table:table-cell>
          <table:table-cell table:formula="of:=VLOOKUP([.B124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125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353104135</text:p>
          </table:table-cell>
          <table:table-cell office:value-type="string" calcext:value-type="string">
            <text:p>و</text:p>
          </table:table-cell>
          <table:table-cell table:formula="of:=VLOOKUP([.B12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ي</text:p>
          </table:table-cell>
          <table:table-cell table:formula="of:=VLOOKUP([.B12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10</text:p>
          </table:table-cell>
          <table:table-cell office:value-type="string" calcext:value-type="string">
            <text:p>ن</text:p>
          </table:table-cell>
          <table:table-cell table:formula="of:=VLOOKUP([.B12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3673</text:p>
          </table:table-cell>
          <table:table-cell office:value-type="string" calcext:value-type="string">
            <text:p>ک</text:p>
          </table:table-cell>
          <table:table-cell table:formula="of:=VLOOKUP([.B12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43</text:p>
          </table:table-cell>
          <table:table-cell office:value-type="string" calcext:value-type="string">
            <text:p>ن</text:p>
          </table:table-cell>
          <table:table-cell table:formula="of:=VLOOKUP([.B13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356-23565</text:p>
          </table:table-cell>
          <table:table-cell office:value-type="string" calcext:value-type="string">
            <text:p>ج</text:p>
          </table:table-cell>
          <table:table-cell table:formula="of:=VLOOKUP([.B132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22322333</text:p>
          </table:table-cell>
          <table:table-cell office:value-type="string" calcext:value-type="string">
            <text:p>ا</text:p>
          </table:table-cell>
          <table:table-cell table:formula="of:=VLOOKUP([.B13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formula="of:=VLOOKUP([.B134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13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formula="of:=VLOOKUP([.B136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formula="of:=VLOOKUP([.B13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13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5676625</text:p>
          </table:table-cell>
          <table:table-cell office:value-type="string" calcext:value-type="string">
            <text:p>ک</text:p>
          </table:table-cell>
          <table:table-cell table:formula="of:=VLOOKUP([.B13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6244072374575555</text:p>
          </table:table-cell>
          <table:table-cell office:value-type="string" calcext:value-type="string">
            <text:p>و</text:p>
          </table:table-cell>
          <table:table-cell table:formula="of:=VLOOKUP([.B140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627</text:p>
          </table:table-cell>
          <table:table-cell office:value-type="string" calcext:value-type="string">
            <text:p>ا</text:p>
          </table:table-cell>
          <table:table-cell table:formula="of:=VLOOKUP([.B141]; [$lookup.A$1:$lookup.B$37]; 2; 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14154</text:p>
          </table:table-cell>
          <table:table-cell office:value-type="string" calcext:value-type="string">
            <text:p>ر</text:p>
          </table:table-cell>
          <table:table-cell table:formula="of:=VLOOKUP([.B142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14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-32444655555263</text:p>
          </table:table-cell>
          <table:table-cell office:value-type="string" calcext:value-type="string">
            <text:p>ج</text:p>
          </table:table-cell>
          <table:table-cell table:formula="of:=VLOOKUP([.B144]; [$lookup.A$1:$lookup.B$37]; 2; 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7544</text:p>
          </table:table-cell>
          <table:table-cell office:value-type="string" calcext:value-type="string">
            <text:p>ف</text:p>
          </table:table-cell>
          <table:table-cell table:formula="of:=VLOOKUP([.B14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543</text:p>
          </table:table-cell>
          <table:table-cell office:value-type="string" calcext:value-type="string">
            <text:p>د</text:p>
          </table:table-cell>
          <table:table-cell table:formula="of:=VLOOKUP([.B146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4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534664</text:p>
          </table:table-cell>
          <table:table-cell office:value-type="string" calcext:value-type="string">
            <text:p>خ</text:p>
          </table:table-cell>
          <table:table-cell table:formula="of:=VLOOKUP([.B148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</text:p>
          </table:table-cell>
          <table:table-cell office:value-type="string" calcext:value-type="string">
            <text:p>ي</text:p>
          </table:table-cell>
          <table:table-cell table:formula="of:=VLOOKUP([.B14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55</text:p>
          </table:table-cell>
          <table:table-cell office:value-type="string" calcext:value-type="string">
            <text:p>ر</text:p>
          </table:table-cell>
          <table:table-cell table:formula="of:=VLOOKUP([.B15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+553</text:p>
          </table:table-cell>
          <table:table-cell office:value-type="string" calcext:value-type="string">
            <text:p>ز</text:p>
          </table:table-cell>
          <table:table-cell table:formula="of:=VLOOKUP([.B151]; [$lookup.A$1:$lookup.B$37]; 2; 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4743</text:p>
          </table:table-cell>
          <table:table-cell office:value-type="string" calcext:value-type="string">
            <text:p>ا</text:p>
          </table:table-cell>
          <table:table-cell table:formula="of:=VLOOKUP([.B15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م</text:p>
          </table:table-cell>
          <table:table-cell table:formula="of:=VLOOKUP([.B15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4153647</text:p>
          </table:table-cell>
          <table:table-cell office:value-type="string" calcext:value-type="string">
            <text:p>ن</text:p>
          </table:table-cell>
          <table:table-cell table:formula="of:=VLOOKUP([.B15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635474</text:p>
          </table:table-cell>
          <table:table-cell office:value-type="string" calcext:value-type="string">
            <text:p>م</text:p>
          </table:table-cell>
          <table:table-cell table:formula="of:=VLOOKUP([.B15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+443</text:p>
          </table:table-cell>
          <table:table-cell office:value-type="string" calcext:value-type="string">
            <text:p>ن</text:p>
          </table:table-cell>
          <table:table-cell table:formula="of:=VLOOKUP([.B156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5434</text:p>
          </table:table-cell>
          <table:table-cell office:value-type="string" calcext:value-type="string">
            <text:p>د</text:p>
          </table:table-cell>
          <table:table-cell table:formula="of:=VLOOKUP([.B157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58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22+</text:p>
          </table:table-cell>
          <table:table-cell office:value-type="string" calcext:value-type="string">
            <text:p>ڠ</text:p>
          </table:table-cell>
          <table:table-cell table:formula="of:=VLOOKUP([.B159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55532</text:p>
          </table:table-cell>
          <table:table-cell office:value-type="string" calcext:value-type="string">
            <text:p>ر</text:p>
          </table:table-cell>
          <table:table-cell table:formula="of:=VLOOKUP([.B160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567345147</text:p>
          </table:table-cell>
          <table:table-cell office:value-type="string" calcext:value-type="string">
            <text:p>ک</text:p>
          </table:table-cell>
          <table:table-cell table:formula="of:=VLOOKUP([.B162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323</text:p>
          </table:table-cell>
          <table:table-cell office:value-type="string" calcext:value-type="string">
            <text:p>ا</text:p>
          </table:table-cell>
          <table:table-cell table:formula="of:=VLOOKUP([.B16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33233</text:p>
          </table:table-cell>
          <table:table-cell office:value-type="string" calcext:value-type="string">
            <text:p>ت</text:p>
          </table:table-cell>
          <table:table-cell table:formula="of:=VLOOKUP([.B164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01-</text:p>
          </table:table-cell>
          <table:table-cell office:value-type="string" calcext:value-type="string">
            <text:p>ي</text:p>
          </table:table-cell>
          <table:table-cell table:formula="of:=VLOOKUP([.B165]; [$lookup.A$1:$lookup.B$37]; 2; 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43+32263142710153456247320</text:p>
          </table:table-cell>
          <table:table-cell office:value-type="string" calcext:value-type="string">
            <text:p>ڠ</text:p>
          </table:table-cell>
          <table:table-cell table:formula="of:=VLOOKUP([.B166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167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37213353</text:p>
          </table:table-cell>
          <table:table-cell office:value-type="string" calcext:value-type="string">
            <text:p>م</text:p>
          </table:table-cell>
          <table:table-cell table:formula="of:=VLOOKUP([.B168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0-102</text:p>
          </table:table-cell>
          <table:table-cell office:value-type="string" calcext:value-type="string">
            <text:p>ي</text:p>
          </table:table-cell>
          <table:table-cell table:formula="of:=VLOOKUP([.B16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15662666</text:p>
          </table:table-cell>
          <table:table-cell office:value-type="string" calcext:value-type="string">
            <text:p>ک</text:p>
          </table:table-cell>
          <table:table-cell table:formula="of:=VLOOKUP([.B170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-</text:p>
          </table:table-cell>
          <table:table-cell office:value-type="string" calcext:value-type="string">
            <text:p>ي</text:p>
          </table:table-cell>
          <table:table-cell table:formula="of:=VLOOKUP([.B17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764434+35</text:p>
          </table:table-cell>
          <table:table-cell office:value-type="string" calcext:value-type="string">
            <text:p>ن</text:p>
          </table:table-cell>
          <table:table-cell table:formula="of:=VLOOKUP([.B17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33+45</text:p>
          </table:table-cell>
          <table:table-cell office:value-type="string" calcext:value-type="string">
            <text:p>ن</text:p>
          </table:table-cell>
          <table:table-cell table:formula="of:=VLOOKUP([.B173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64-</text:p>
          </table:table-cell>
          <table:table-cell office:value-type="string" calcext:value-type="string">
            <text:p>ب</text:p>
          </table:table-cell>
          <table:table-cell table:formula="of:=VLOOKUP([.B174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4444343</text:p>
          </table:table-cell>
          <table:table-cell office:value-type="string" calcext:value-type="string">
            <text:p>ي</text:p>
          </table:table-cell>
          <table:table-cell table:formula="of:=VLOOKUP([.B17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3+52+55</text:p>
          </table:table-cell>
          <table:table-cell office:value-type="string" calcext:value-type="string">
            <text:p>ف</text:p>
          </table:table-cell>
          <table:table-cell table:formula="of:=VLOOKUP([.B176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25355542430773</text:p>
          </table:table-cell>
          <table:table-cell office:value-type="string" calcext:value-type="string">
            <text:p>و</text:p>
          </table:table-cell>
          <table:table-cell table:formula="of:=VLOOKUP([.B177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54+444376</text:p>
          </table:table-cell>
          <table:table-cell office:value-type="string" calcext:value-type="string">
            <text:p>ن</text:p>
          </table:table-cell>
          <table:table-cell table:formula="of:=VLOOKUP([.B178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435444</text:p>
          </table:table-cell>
          <table:table-cell office:value-type="string" calcext:value-type="string">
            <text:p>س</text:p>
          </table:table-cell>
          <table:table-cell table:formula="of:=VLOOKUP([.B17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1075554444433</text:p>
          </table:table-cell>
          <table:table-cell office:value-type="string" calcext:value-type="string">
            <text:p>و</text:p>
          </table:table-cell>
          <table:table-cell table:formula="of:=VLOOKUP([.B180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3201</text:p>
          </table:table-cell>
          <table:table-cell office:value-type="string" calcext:value-type="string">
            <text:p>ک</text:p>
          </table:table-cell>
          <table:table-cell table:formula="of:=VLOOKUP([.B181]; [$lookup.A$1:$lookup.B$37]; 2; 1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222222</text:p>
          </table:table-cell>
          <table:table-cell office:value-type="string" calcext:value-type="string">
            <text:p>ل</text:p>
          </table:table-cell>
          <table:table-cell table:formula="of:=VLOOKUP([.B182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4444+45326660</text:p>
          </table:table-cell>
          <table:table-cell office:value-type="string" calcext:value-type="string">
            <text:p>ݢ</text:p>
          </table:table-cell>
          <table:table-cell table:formula="of:=VLOOKUP([.B184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75654-454444</text:p>
          </table:table-cell>
          <table:table-cell office:value-type="string" calcext:value-type="string">
            <text:p>ي</text:p>
          </table:table-cell>
          <table:table-cell table:formula="of:=VLOOKUP([.B18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4755</text:p>
          </table:table-cell>
          <table:table-cell office:value-type="string" calcext:value-type="string">
            <text:p>م</text:p>
          </table:table-cell>
          <table:table-cell table:formula="of:=VLOOKUP([.B18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15425</text:p>
          </table:table-cell>
          <table:table-cell office:value-type="string" calcext:value-type="string">
            <text:p>ر</text:p>
          </table:table-cell>
          <table:table-cell table:formula="of:=VLOOKUP([.B18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54423+</text:p>
          </table:table-cell>
          <table:table-cell office:value-type="string" calcext:value-type="string">
            <text:p>ض</text:p>
          </table:table-cell>
          <table:table-cell table:formula="of:=VLOOKUP([.B18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645424</text:p>
          </table:table-cell>
          <table:table-cell office:value-type="string" calcext:value-type="string">
            <text:p>ی</text:p>
          </table:table-cell>
          <table:table-cell table:formula="of:=VLOOKUP([.B189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9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-lineimg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154546366665</text:p>
          </table:table-cell>
          <table:table-cell office:value-type="string" calcext:value-type="string">
            <text:p>ک</text:p>
          </table:table-cell>
          <table:table-cell table:formula="of:=VLOOKUP([.B192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274332+6</text:p>
          </table:table-cell>
          <table:table-cell office:value-type="string" calcext:value-type="string">
            <text:p>ن</text:p>
          </table:table-cell>
          <table:table-cell table:formula="of:=VLOOKUP([.B19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544735650-00</text:p>
          </table:table-cell>
          <table:table-cell office:value-type="string" calcext:value-type="string">
            <text:p>ج</text:p>
          </table:table-cell>
          <table:table-cell table:formula="of:=VLOOKUP([.B194]; [$lookup.A$1:$lookup.B$37]; 2; 1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122</text:p>
          </table:table-cell>
          <table:table-cell office:value-type="string" calcext:value-type="string">
            <text:p>ک</text:p>
          </table:table-cell>
          <table:table-cell table:formula="of:=VLOOKUP([.B195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443</text:p>
          </table:table-cell>
          <table:table-cell office:value-type="string" calcext:value-type="string">
            <text:p>ل</text:p>
          </table:table-cell>
          <table:table-cell table:formula="of:=VLOOKUP([.B19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3755541535</text:p>
          </table:table-cell>
          <table:table-cell office:value-type="string" calcext:value-type="string">
            <text:p>و</text:p>
          </table:table-cell>
          <table:table-cell table:formula="of:=VLOOKUP([.B197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53363445</text:p>
          </table:table-cell>
          <table:table-cell office:value-type="string" calcext:value-type="string">
            <text:p>د</text:p>
          </table:table-cell>
          <table:table-cell table:formula="of:=VLOOKUP([.B19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ا</text:p>
          </table:table-cell>
          <table:table-cell table:formula="of:=VLOOKUP([.B19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4435423</text:p>
          </table:table-cell>
          <table:table-cell office:value-type="string" calcext:value-type="string">
            <text:p>ت</text:p>
          </table:table-cell>
          <table:table-cell table:formula="of:=VLOOKUP([.B20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553+5777555556</text:p>
          </table:table-cell>
          <table:table-cell office:value-type="string" calcext:value-type="string">
            <text:p>ڠ</text:p>
          </table:table-cell>
          <table:table-cell table:formula="of:=VLOOKUP([.B201]; [$lookup.A$1:$lookup.B$37]; 2; 1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543534301210</text:p>
          </table:table-cell>
          <table:table-cell office:value-type="string" calcext:value-type="string">
            <text:p>ه</text:p>
          </table:table-cell>
          <table:table-cell table:formula="of:=VLOOKUP([.B20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25</text:p>
          </table:table-cell>
          <table:table-cell office:value-type="string" calcext:value-type="string">
            <text:p>ا</text:p>
          </table:table-cell>
          <table:table-cell table:formula="of:=VLOOKUP([.B2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153425</text:p>
          </table:table-cell>
          <table:table-cell office:value-type="string" calcext:value-type="string">
            <text:p>ر</text:p>
          </table:table-cell>
          <table:table-cell table:formula="of:=VLOOKUP([.B20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704</text:p>
          </table:table-cell>
          <table:table-cell office:value-type="string" calcext:value-type="string">
            <text:p>ي</text:p>
          </table:table-cell>
          <table:table-cell table:formula="of:=VLOOKUP([.B205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4566666</text:p>
          </table:table-cell>
          <table:table-cell office:value-type="string" calcext:value-type="string">
            <text:p>ک</text:p>
          </table:table-cell>
          <table:table-cell table:formula="of:=VLOOKUP([.B206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01434</text:p>
          </table:table-cell>
          <table:table-cell office:value-type="string" calcext:value-type="string">
            <text:p>م</text:p>
          </table:table-cell>
          <table:table-cell table:formula="of:=VLOOKUP([.B207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4444324217</text:p>
          </table:table-cell>
          <table:table-cell office:value-type="string" calcext:value-type="string">
            <text:p>و</text:p>
          </table:table-cell>
          <table:table-cell table:formula="of:=VLOOKUP([.B20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formula="of:=VLOOKUP([.B209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5-33</text:p>
          </table:table-cell>
          <table:table-cell office:value-type="string" calcext:value-type="string">
            <text:p>ي</text:p>
          </table:table-cell>
          <table:table-cell table:formula="of:=VLOOKUP([.B21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65+444375</text:p>
          </table:table-cell>
          <table:table-cell office:value-type="string" calcext:value-type="string">
            <text:p>ن</text:p>
          </table:table-cell>
          <table:table-cell table:formula="of:=VLOOKUP([.B211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6</text:p>
          </table:table-cell>
          <table:table-cell office:value-type="string" calcext:value-type="string">
            <text:p>ا</text:p>
          </table:table-cell>
          <table:table-cell table:formula="of:=VLOOKUP([.B212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02002033</text:p>
          </table:table-cell>
          <table:table-cell office:value-type="string" calcext:value-type="string">
            <text:p>ڠ</text:p>
          </table:table-cell>
          <table:table-cell table:formula="of:=VLOOKUP([.B213]; [$lookup.A$1:$lookup.B$37]; 2; 1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1626564</text:p>
          </table:table-cell>
          <table:table-cell office:value-type="string" calcext:value-type="string">
            <text:p>ک</text:p>
          </table:table-cell>
          <table:table-cell table:formula="of:=VLOOKUP([.B21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355544432</text:p>
          </table:table-cell>
          <table:table-cell office:value-type="string" calcext:value-type="string">
            <text:p>و</text:p>
          </table:table-cell>
          <table:table-cell table:formula="of:=VLOOKUP([.B215]; [$lookup.A$1:$lookup.B$37]; 2; 1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341202031</text:p>
          </table:table-cell>
          <table:table-cell office:value-type="string" calcext:value-type="string">
            <text:p>م</text:p>
          </table:table-cell>
          <table:table-cell table:formula="of:=VLOOKUP([.B216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470425001</text:p>
          </table:table-cell>
          <table:table-cell office:value-type="string" calcext:value-type="string">
            <text:p>ح</text:p>
          </table:table-cell>
          <table:table-cell table:formula="of:=VLOOKUP([.B217]; [$lookup.A$1:$lookup.B$37]; 2; 1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2111111</text:p>
          </table:table-cell>
          <table:table-cell office:value-type="string" calcext:value-type="string">
            <text:p>ک</text:p>
          </table:table-cell>
          <table:table-cell table:formula="of:=VLOOKUP([.B218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43145666</text:p>
          </table:table-cell>
          <table:table-cell office:value-type="string" calcext:value-type="string">
            <text:p>م</text:p>
          </table:table-cell>
          <table:table-cell table:formula="of:=VLOOKUP([.B21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15-lineimg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155466066276</text:p>
          </table:table-cell>
          <table:table-cell office:value-type="string" calcext:value-type="string">
            <text:p>ک</text:p>
          </table:table-cell>
          <table:table-cell table:formula="of:=VLOOKUP([.B221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25544332323</text:p>
          </table:table-cell>
          <table:table-cell office:value-type="string" calcext:value-type="string">
            <text:p>ن</text:p>
          </table:table-cell>
          <table:table-cell table:formula="of:=VLOOKUP([.B22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16241555544</text:p>
          </table:table-cell>
          <table:table-cell office:value-type="string" calcext:value-type="string">
            <text:p>س</text:p>
          </table:table-cell>
          <table:table-cell table:formula="of:=VLOOKUP([.B22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01142111</text:p>
          </table:table-cell>
          <table:table-cell office:value-type="string" calcext:value-type="string">
            <text:p>ک</text:p>
          </table:table-cell>
          <table:table-cell table:formula="of:=VLOOKUP([.B224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342</text:p>
          </table:table-cell>
          <table:table-cell office:value-type="string" calcext:value-type="string">
            <text:p>ا</text:p>
          </table:table-cell>
          <table:table-cell table:formula="of:=VLOOKUP([.B22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66565323256</text:p>
          </table:table-cell>
          <table:table-cell office:value-type="string" calcext:value-type="string">
            <text:p>ل</text:p>
          </table:table-cell>
          <table:table-cell table:formula="of:=VLOOKUP([.B226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4+43+754</text:p>
          </table:table-cell>
          <table:table-cell office:value-type="string" calcext:value-type="string">
            <text:p>ف</text:p>
          </table:table-cell>
          <table:table-cell table:formula="of:=VLOOKUP([.B227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55444405</text:p>
          </table:table-cell>
          <table:table-cell office:value-type="string" calcext:value-type="string">
            <text:p>ر</text:p>
          </table:table-cell>
          <table:table-cell table:formula="of:=VLOOKUP([.B228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474643</text:p>
          </table:table-cell>
          <table:table-cell office:value-type="string" calcext:value-type="string">
            <text:p>م</text:p>
          </table:table-cell>
          <table:table-cell table:formula="of:=VLOOKUP([.B22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52+04</text:p>
          </table:table-cell>
          <table:table-cell office:value-type="string" calcext:value-type="string">
            <text:p>ف</text:p>
          </table:table-cell>
          <table:table-cell table:formula="of:=VLOOKUP([.B230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65454444473</text:p>
          </table:table-cell>
          <table:table-cell office:value-type="string" calcext:value-type="string">
            <text:p>و</text:p>
          </table:table-cell>
          <table:table-cell table:formula="of:=VLOOKUP([.B23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+7</text:p>
          </table:table-cell>
          <table:table-cell office:value-type="string" calcext:value-type="string">
            <text:p>ن</text:p>
          </table:table-cell>
          <table:table-cell table:formula="of:=VLOOKUP([.B23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5155646644</text:p>
          </table:table-cell>
          <table:table-cell office:value-type="string" calcext:value-type="string">
            <text:p>ک</text:p>
          </table:table-cell>
          <table:table-cell table:formula="of:=VLOOKUP([.B233]; [$lookup.A$1:$lookup.B$37]; 2; 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103222626</text:p>
          </table:table-cell>
          <table:table-cell office:value-type="string" calcext:value-type="string">
            <text:p>ا</text:p>
          </table:table-cell>
          <table:table-cell table:formula="of:=VLOOKUP([.B23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5+7444443+</text:p>
          </table:table-cell>
          <table:table-cell office:value-type="string" calcext:value-type="string">
            <text:p>ت</text:p>
          </table:table-cell>
          <table:table-cell table:formula="of:=VLOOKUP([.B235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</text:p>
          </table:table-cell>
          <table:table-cell office:value-type="string" calcext:value-type="string">
            <text:p>ا</text:p>
          </table:table-cell>
          <table:table-cell table:formula="of:=VLOOKUP([.B23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26-453</text:p>
          </table:table-cell>
          <table:table-cell office:value-type="string" calcext:value-type="string">
            <text:p>ي</text:p>
          </table:table-cell>
          <table:table-cell table:formula="of:=VLOOKUP([.B23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+6544</text:p>
          </table:table-cell>
          <table:table-cell office:value-type="string" calcext:value-type="string">
            <text:p>ت</text:p>
          </table:table-cell>
          <table:table-cell table:formula="of:=VLOOKUP([.B23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5514</text:p>
          </table:table-cell>
          <table:table-cell office:value-type="string" calcext:value-type="string">
            <text:p>س</text:p>
          </table:table-cell>
          <table:table-cell table:formula="of:=VLOOKUP([.B239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2+141</text:p>
          </table:table-cell>
          <table:table-cell office:value-type="string" calcext:value-type="string">
            <text:p>ت</text:p>
          </table:table-cell>
          <table:table-cell table:formula="of:=VLOOKUP([.B24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25535222</text:p>
          </table:table-cell>
          <table:table-cell office:value-type="string" calcext:value-type="string">
            <text:p>ل</text:p>
          </table:table-cell>
          <table:table-cell table:formula="of:=VLOOKUP([.B24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4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53</text:p>
          </table:table-cell>
          <table:table-cell office:value-type="string" calcext:value-type="string">
            <text:p>س</text:p>
          </table:table-cell>
          <table:table-cell table:formula="of:=VLOOKUP([.B243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46051</text:p>
          </table:table-cell>
          <table:table-cell office:value-type="string" calcext:value-type="string">
            <text:p>و</text:p>
          </table:table-cell>
          <table:table-cell table:formula="of:=VLOOKUP([.B244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ر</text:p>
          </table:table-cell>
          <table:table-cell table:formula="of:=VLOOKUP([.B24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242+</text:p>
          </table:table-cell>
          <table:table-cell office:value-type="string" calcext:value-type="string">
            <text:p>ة</text:p>
          </table:table-cell>
          <table:table-cell table:formula="of:=VLOOKUP([.B24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5553</text:p>
          </table:table-cell>
          <table:table-cell office:value-type="string" calcext:value-type="string">
            <text:p>ر</text:p>
          </table:table-cell>
          <table:table-cell table:formula="of:=VLOOKUP([.B247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5423514+715</text:p>
          </table:table-cell>
          <table:table-cell office:value-type="string" calcext:value-type="string">
            <text:p>ض</text:p>
          </table:table-cell>
          <table:table-cell table:formula="of:=VLOOKUP([.B248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314473</text:p>
          </table:table-cell>
          <table:table-cell office:value-type="string" calcext:value-type="string">
            <text:p>ی</text:p>
          </table:table-cell>
          <table:table-cell table:formula="of:=VLOOKUP([.B249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د</text:p>
          </table:table-cell>
          <table:table-cell table:formula="of:=VLOOKUP([.B250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5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+2544+7</text:p>
          </table:table-cell>
          <table:table-cell office:value-type="string" calcext:value-type="string">
            <text:p>ن</text:p>
          </table:table-cell>
          <table:table-cell table:formula="of:=VLOOKUP([.B252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142</text:p>
          </table:table-cell>
          <table:table-cell office:value-type="string" calcext:value-type="string">
            <text:p>ر</text:p>
          </table:table-cell>
          <table:table-cell table:formula="of:=VLOOKUP([.B254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12654435+21</text:p>
          </table:table-cell>
          <table:table-cell office:value-type="string" calcext:value-type="string">
            <text:p>ض</text:p>
          </table:table-cell>
          <table:table-cell table:formula="of:=VLOOKUP([.B255]; [$lookup.A$1:$lookup.B$37]; 2; 1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15673764324332</text:p>
          </table:table-cell>
          <table:table-cell office:value-type="string" calcext:value-type="string">
            <text:p>ی</text:p>
          </table:table-cell>
          <table:table-cell table:formula="of:=VLOOKUP([.B256]; [$lookup.A$1:$lookup.B$37]; 2; 1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73</text:p>
          </table:table-cell>
          <table:table-cell office:value-type="string" calcext:value-type="string">
            <text:p>ا</text:p>
          </table:table-cell>
          <table:table-cell table:formula="of:=VLOOKUP([.B257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5-5340</text:p>
          </table:table-cell>
          <table:table-cell office:value-type="string" calcext:value-type="string">
            <text:p>ب</text:p>
          </table:table-cell>
          <table:table-cell table:formula="of:=VLOOKUP([.B258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65545446</text:p>
          </table:table-cell>
          <table:table-cell office:value-type="string" calcext:value-type="string">
            <text:p>ر</text:p>
          </table:table-cell>
          <table:table-cell table:formula="of:=VLOOKUP([.B25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033+</text:p>
          </table:table-cell>
          <table:table-cell office:value-type="string" calcext:value-type="string">
            <text:p>ت</text:p>
          </table:table-cell>
          <table:table-cell table:formula="of:=VLOOKUP([.B260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3460640</text:p>
          </table:table-cell>
          <table:table-cell office:value-type="string" calcext:value-type="string">
            <text:p>م</text:p>
          </table:table-cell>
          <table:table-cell table:formula="of:=VLOOKUP([.B261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235-</text:p>
          </table:table-cell>
          <table:table-cell office:value-type="string" calcext:value-type="string">
            <text:p>ب</text:p>
          </table:table-cell>
          <table:table-cell table:formula="of:=VLOOKUP([.B262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2162212322030</text:p>
          </table:table-cell>
          <table:table-cell office:value-type="string" calcext:value-type="string">
            <text:p>ل</text:p>
          </table:table-cell>
          <table:table-cell table:formula="of:=VLOOKUP([.B263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0-1</text:p>
          </table:table-cell>
          <table:table-cell office:value-type="string" calcext:value-type="string">
            <text:p>ب</text:p>
          </table:table-cell>
          <table:table-cell table:formula="of:=VLOOKUP([.B26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ا</text:p>
          </table:table-cell>
          <table:table-cell table:formula="of:=VLOOKUP([.B26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5</text:p>
          </table:table-cell>
          <table:table-cell office:value-type="string" calcext:value-type="string">
            <text:p>ل</text:p>
          </table:table-cell>
          <table:table-cell table:formula="of:=VLOOKUP([.B2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ه</text:p>
          </table:table-cell>
          <table:table-cell table:formula="of:=VLOOKUP([.B26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254547</text:p>
          </table:table-cell>
          <table:table-cell office:value-type="string" calcext:value-type="string">
            <text:p>د</text:p>
          </table:table-cell>
          <table:table-cell table:formula="of:=VLOOKUP([.B268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555662656465</text:p>
          </table:table-cell>
          <table:table-cell office:value-type="string" calcext:value-type="string">
            <text:p>ک</text:p>
          </table:table-cell>
          <table:table-cell table:formula="of:=VLOOKUP([.B26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5352270353</text:p>
          </table:table-cell>
          <table:table-cell office:value-type="string" calcext:value-type="string">
            <text:p>ه</text:p>
          </table:table-cell>
          <table:table-cell table:formula="of:=VLOOKUP([.B27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43244217</text:p>
          </table:table-cell>
          <table:table-cell office:value-type="string" calcext:value-type="string">
            <text:p>و</text:p>
          </table:table-cell>
          <table:table-cell table:formula="of:=VLOOKUP([.B271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ن</text:p>
          </table:table-cell>
          <table:table-cell table:formula="of:=VLOOKUP([.B272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66667</text:p>
          </table:table-cell>
          <table:table-cell office:value-type="string" calcext:value-type="string">
            <text:p>ک</text:p>
          </table:table-cell>
          <table:table-cell table:formula="of:=VLOOKUP([.B273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5+44432</text:p>
          </table:table-cell>
          <table:table-cell office:value-type="string" calcext:value-type="string">
            <text:p>ن</text:p>
          </table:table-cell>
          <table:table-cell table:formula="of:=VLOOKUP([.B27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ا</text:p>
          </table:table-cell>
          <table:table-cell table:formula="of:=VLOOKUP([.B27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23423274</text:p>
          </table:table-cell>
          <table:table-cell office:value-type="string" calcext:value-type="string">
            <text:p>و</text:p>
          </table:table-cell>
          <table:table-cell table:formula="of:=VLOOKUP([.B276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6535</text:p>
          </table:table-cell>
          <table:table-cell office:value-type="string" calcext:value-type="string">
            <text:p>ل</text:p>
          </table:table-cell>
          <table:table-cell table:formula="of:=VLOOKUP([.B27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-</text:p>
          </table:table-cell>
          <table:table-cell office:value-type="string" calcext:value-type="string">
            <text:p>ي</text:p>
          </table:table-cell>
          <table:table-cell table:formula="of:=VLOOKUP([.B27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ه</text:p>
          </table:table-cell>
          <table:table-cell table:formula="of:=VLOOKUP([.B279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ر</text:p>
          </table:table-cell>
          <table:table-cell table:formula="of:=VLOOKUP([.B280]; [$lookup.A$1:$lookup.B$37]; 2; 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444354545</text:p>
          </table:table-cell>
          <table:table-cell office:value-type="string" calcext:value-type="string">
            <text:p>س</text:p>
          </table:table-cell>
          <table:table-cell table:formula="of:=VLOOKUP([.B281]; [$lookup.A$1:$lookup.B$37]; 2; 1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72421555544</text:p>
          </table:table-cell>
          <table:table-cell office:value-type="string" calcext:value-type="string">
            <text:p>و</text:p>
          </table:table-cell>
          <table:table-cell table:formula="of:=VLOOKUP([.B282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11114440</text:p>
          </table:table-cell>
          <table:table-cell office:value-type="string" calcext:value-type="string">
            <text:p>ل</text:p>
          </table:table-cell>
          <table:table-cell table:formula="of:=VLOOKUP([.B283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284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ل</text:p>
          </table:table-cell>
          <table:table-cell table:formula="of:=VLOOKUP([.B28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14</text:p>
          </table:table-cell>
          <table:table-cell office:value-type="string" calcext:value-type="string">
            <text:p>ل</text:p>
          </table:table-cell>
          <table:table-cell table:formula="of:=VLOOKUP([.B28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112</text:p>
          </table:table-cell>
          <table:table-cell office:value-type="string" calcext:value-type="string">
            <text:p>ه</text:p>
          </table:table-cell>
          <table:table-cell table:formula="of:=VLOOKUP([.B28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289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formula="of:=VLOOKUP([.B290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formula="of:=VLOOKUP([.B291]; [$lookup.A$1:$lookup.B$37]; 2; 1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323426255</text:p>
          </table:table-cell>
          <table:table-cell office:value-type="string" calcext:value-type="string">
            <text:p>د</text:p>
          </table:table-cell>
          <table:table-cell table:formula="of:=VLOOKUP([.B292]; [$lookup.A$1:$lookup.B$37]; 2; 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372</text:p>
          </table:table-cell>
          <table:table-cell office:value-type="string" calcext:value-type="string">
            <text:p>ا</text:p>
          </table:table-cell>
          <table:table-cell table:formula="of:=VLOOKUP([.B2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65413443+43+7</text:p>
          </table:table-cell>
          <table:table-cell office:value-type="string" calcext:value-type="string">
            <text:p>ن</text:p>
          </table:table-cell>
          <table:table-cell table:formula="of:=VLOOKUP([.B294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3240333+531+444</text:p>
          </table:table-cell>
          <table:table-cell office:value-type="string" calcext:value-type="string">
            <text:p>ف</text:p>
          </table:table-cell>
          <table:table-cell table:formula="of:=VLOOKUP([.B295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32222233232</text:p>
          </table:table-cell>
          <table:table-cell office:value-type="string" calcext:value-type="string">
            <text:p>ا</text:p>
          </table:table-cell>
          <table:table-cell table:formula="of:=VLOOKUP([.B29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54143423223723</text:p>
          </table:table-cell>
          <table:table-cell office:value-type="string" calcext:value-type="string">
            <text:p>ط</text:p>
          </table:table-cell>
          <table:table-cell table:formula="of:=VLOOKUP([.B297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ي</text:p>
          </table:table-cell>
          <table:table-cell table:formula="of:=VLOOKUP([.B29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66540</text:p>
          </table:table-cell>
          <table:table-cell office:value-type="string" calcext:value-type="string">
            <text:p>م</text:p>
          </table:table-cell>
          <table:table-cell table:formula="of:=VLOOKUP([.B299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42171</text:p>
          </table:table-cell>
          <table:table-cell office:value-type="string" calcext:value-type="string">
            <text:p>ه</text:p>
          </table:table-cell>
          <table:table-cell table:formula="of:=VLOOKUP([.B300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5555556666</text:p>
          </table:table-cell>
          <table:table-cell office:value-type="string" calcext:value-type="string">
            <text:p>س</text:p>
          </table:table-cell>
          <table:table-cell table:formula="of:=VLOOKUP([.B301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40344</text:p>
          </table:table-cell>
          <table:table-cell office:value-type="string" calcext:value-type="string">
            <text:p>م</text:p>
          </table:table-cell>
          <table:table-cell table:formula="of:=VLOOKUP([.B30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24313+64</text:p>
          </table:table-cell>
          <table:table-cell office:value-type="string" calcext:value-type="string">
            <text:p>ف</text:p>
          </table:table-cell>
          <table:table-cell table:formula="of:=VLOOKUP([.B303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54</text:p>
          </table:table-cell>
          <table:table-cell office:value-type="string" calcext:value-type="string">
            <text:p>ي</text:p>
          </table:table-cell>
          <table:table-cell table:formula="of:=VLOOKUP([.B30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241422</text:p>
          </table:table-cell>
          <table:table-cell office:value-type="string" calcext:value-type="string">
            <text:p>ل</text:p>
          </table:table-cell>
          <table:table-cell table:formula="of:=VLOOKUP([.B305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14</text:p>
          </table:table-cell>
          <table:table-cell office:value-type="string" calcext:value-type="string">
            <text:p>ه</text:p>
          </table:table-cell>
          <table:table-cell table:formula="of:=VLOOKUP([.B306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701</text:p>
          </table:table-cell>
          <table:table-cell office:value-type="string" calcext:value-type="string">
            <text:p>ن</text:p>
          </table:table-cell>
          <table:table-cell table:formula="of:=VLOOKUP([.B307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014432</text:p>
          </table:table-cell>
          <table:table-cell office:value-type="string" calcext:value-type="string">
            <text:p>ي</text:p>
          </table:table-cell>
          <table:table-cell table:formula="of:=VLOOKUP([.B30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56366</text:p>
          </table:table-cell>
          <table:table-cell office:value-type="string" calcext:value-type="string">
            <text:p>ک</text:p>
          </table:table-cell>
          <table:table-cell table:formula="of:=VLOOKUP([.B309]; [$lookup.A$1:$lookup.B$37]; 2; 1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2222" calcext:value-type="float">
            <text:p>312222</text:p>
          </table:table-cell>
          <table:table-cell office:value-type="string" calcext:value-type="string">
            <text:p>ا</text:p>
          </table:table-cell>
          <table:table-cell table:formula="of:=VLOOKUP([.B310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5355255</text:p>
          </table:table-cell>
          <table:table-cell office:value-type="string" calcext:value-type="string">
            <text:p>ح</text:p>
          </table:table-cell>
          <table:table-cell table:formula="of:=VLOOKUP([.B311]; [$lookup.A$1:$lookup.B$37]; 2; 1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1+0</text:p>
          </table:table-cell>
          <table:table-cell office:value-type="string" calcext:value-type="string">
            <text:p>ن</text:p>
          </table:table-cell>
          <table:table-cell table:formula="of:=VLOOKUP([.B312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43</text:p>
          </table:table-cell>
          <table:table-cell office:value-type="string" calcext:value-type="string">
            <text:p>م</text:p>
          </table:table-cell>
          <table:table-cell table:formula="of:=VLOOKUP([.B313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14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645443+43+</text:p>
          </table:table-cell>
          <table:table-cell office:value-type="string" calcext:value-type="string">
            <text:p>ث</text:p>
          </table:table-cell>
          <table:table-cell table:formula="of:=VLOOKUP([.B315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16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17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18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formula="of:=VLOOKUP([.B31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ط</text:p>
          </table:table-cell>
          <table:table-cell table:formula="of:=VLOOKUP([.B320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formula="of:=VLOOKUP([.B32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22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formula="of:=VLOOKUP([.B323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32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office:value-type="string" calcext:value-type="string">
            <text:p>ل</text:p>
          </table:table-cell>
          <table:table-cell table:formula="of:=VLOOKUP([.B32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+555534221</text:p>
          </table:table-cell>
          <table:table-cell office:value-type="string" calcext:value-type="string">
            <text:p>ز</text:p>
          </table:table-cell>
          <table:table-cell table:formula="of:=VLOOKUP([.B327]; [$lookup.A$1:$lookup.B$37]; 2; 1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431424555</text:p>
          </table:table-cell>
          <table:table-cell office:value-type="string" calcext:value-type="string">
            <text:p>ه</text:p>
          </table:table-cell>
          <table:table-cell table:formula="of:=VLOOKUP([.B328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155331422106643</text:p>
          </table:table-cell>
          <table:table-cell office:value-type="string" calcext:value-type="string">
            <text:p>ر</text:p>
          </table:table-cell>
          <table:table-cell table:formula="of:=VLOOKUP([.B329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5565355-437</text:p>
          </table:table-cell>
          <table:table-cell office:value-type="string" calcext:value-type="string">
            <text:p>ي</text:p>
          </table:table-cell>
          <table:table-cell table:formula="of:=VLOOKUP([.B330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32662654444</text:p>
          </table:table-cell>
          <table:table-cell office:value-type="string" calcext:value-type="string">
            <text:p>ل</text:p>
          </table:table-cell>
          <table:table-cell table:formula="of:=VLOOKUP([.B331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2323</text:p>
          </table:table-cell>
          <table:table-cell office:value-type="string" calcext:value-type="string">
            <text:p>ا</text:p>
          </table:table-cell>
          <table:table-cell table:formula="of:=VLOOKUP([.B33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+54637666750</text:p>
          </table:table-cell>
          <table:table-cell office:value-type="string" calcext:value-type="string">
            <text:p>ݢ</text:p>
          </table:table-cell>
          <table:table-cell table:formula="of:=VLOOKUP([.B333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7555-4443433225</text:p>
          </table:table-cell>
          <table:table-cell office:value-type="string" calcext:value-type="string">
            <text:p>ي</text:p>
          </table:table-cell>
          <table:table-cell table:formula="of:=VLOOKUP([.B334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43620044</text:p>
          </table:table-cell>
          <table:table-cell office:value-type="string" calcext:value-type="string">
            <text:p>ع</text:p>
          </table:table-cell>
          <table:table-cell table:formula="of:=VLOOKUP([.B335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22237</text:p>
          </table:table-cell>
          <table:table-cell office:value-type="string" calcext:value-type="string">
            <text:p>ا</text:p>
          </table:table-cell>
          <table:table-cell table:formula="of:=VLOOKUP([.B336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415</text:p>
          </table:table-cell>
          <table:table-cell office:value-type="string" calcext:value-type="string">
            <text:p>ر</text:p>
          </table:table-cell>
          <table:table-cell table:formula="of:=VLOOKUP([.B337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436-</text:p>
          </table:table-cell>
          <table:table-cell office:value-type="string" calcext:value-type="string">
            <text:p>ي</text:p>
          </table:table-cell>
          <table:table-cell table:formula="of:=VLOOKUP([.B338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35343570</text:p>
          </table:table-cell>
          <table:table-cell office:value-type="string" calcext:value-type="string">
            <text:p>ف</text:p>
          </table:table-cell>
          <table:table-cell table:formula="of:=VLOOKUP([.B339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26265554446</text:p>
          </table:table-cell>
          <table:table-cell office:value-type="string" calcext:value-type="string">
            <text:p>ل</text:p>
          </table:table-cell>
          <table:table-cell table:formula="of:=VLOOKUP([.B340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3626</text:p>
          </table:table-cell>
          <table:table-cell office:value-type="string" calcext:value-type="string">
            <text:p>ا</text:p>
          </table:table-cell>
          <table:table-cell table:formula="of:=VLOOKUP([.B341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44544+47666624</text:p>
          </table:table-cell>
          <table:table-cell office:value-type="string" calcext:value-type="string">
            <text:p>ݢ</text:p>
          </table:table-cell>
          <table:table-cell table:formula="of:=VLOOKUP([.B342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5544-4303</text:p>
          </table:table-cell>
          <table:table-cell office:value-type="string" calcext:value-type="string">
            <text:p>ي</text:p>
          </table:table-cell>
          <table:table-cell table:formula="of:=VLOOKUP([.B343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-554</text:p>
          </table:table-cell>
          <table:table-cell office:value-type="string" calcext:value-type="string">
            <text:p>ب</text:p>
          </table:table-cell>
          <table:table-cell table:formula="of:=VLOOKUP([.B344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5555</text:p>
          </table:table-cell>
          <table:table-cell office:value-type="string" calcext:value-type="string">
            <text:p>ر</text:p>
          </table:table-cell>
          <table:table-cell table:formula="of:=VLOOKUP([.B345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511204353</text:p>
          </table:table-cell>
          <table:table-cell office:value-type="string" calcext:value-type="string">
            <text:p>ع</text:p>
          </table:table-cell>
          <table:table-cell table:formula="of:=VLOOKUP([.B34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2+1+3+444</text:p>
          </table:table-cell>
          <table:table-cell office:value-type="string" calcext:value-type="string">
            <text:p>ق</text:p>
          </table:table-cell>
          <table:table-cell table:formula="of:=VLOOKUP([.B347]; [$lookup.A$1:$lookup.B$37]; 2; 1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421622</text:p>
          </table:table-cell>
          <table:table-cell office:value-type="string" calcext:value-type="string">
            <text:p>ل</text:p>
          </table:table-cell>
          <table:table-cell table:formula="of:=VLOOKUP([.B348]; [$lookup.A$1:$lookup.B$37]; 2; 1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64+23</text:p>
          </table:table-cell>
          <table:table-cell office:value-type="string" calcext:value-type="string">
            <text:p>ف</text:p>
          </table:table-cell>
          <table:table-cell table:formula="of:=VLOOKUP([.B349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2+</text:p>
          </table:table-cell>
          <table:table-cell office:value-type="string" calcext:value-type="string">
            <text:p>ن</text:p>
          </table:table-cell>
          <table:table-cell table:formula="of:=VLOOKUP([.B350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-43</text:p>
          </table:table-cell>
          <table:table-cell office:value-type="string" calcext:value-type="string">
            <text:p>ي</text:p>
          </table:table-cell>
          <table:table-cell table:formula="of:=VLOOKUP([.B351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73+4</text:p>
          </table:table-cell>
          <table:table-cell office:value-type="string" calcext:value-type="string">
            <text:p>ت</text:p>
          </table:table-cell>
          <table:table-cell table:formula="of:=VLOOKUP([.B352]; [$lookup.A$1:$lookup.B$37]; 2; 1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44+444</text:p>
          </table:table-cell>
          <table:table-cell office:value-type="string" calcext:value-type="string">
            <text:p>ث</text:p>
          </table:table-cell>
          <table:table-cell table:formula="of:=VLOOKUP([.B353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3474643254</text:p>
          </table:table-cell>
          <table:table-cell office:value-type="string" calcext:value-type="string">
            <text:p>م</text:p>
          </table:table-cell>
          <table:table-cell table:formula="of:=VLOOKUP([.B355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formula="of:=VLOOKUP([.B356]; [$lookup.A$1:$lookup.B$37]; 2; 1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4712222</text:p>
          </table:table-cell>
          <table:table-cell office:value-type="string" calcext:value-type="string">
            <text:p>ل</text:p>
          </table:table-cell>
          <table:table-cell table:formula="of:=VLOOKUP([.B357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724075555</text:p>
          </table:table-cell>
          <table:table-cell office:value-type="string" calcext:value-type="string">
            <text:p>و</text:p>
          </table:table-cell>
          <table:table-cell table:formula="of:=VLOOKUP([.B35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534245566665</text:p>
          </table:table-cell>
          <table:table-cell office:value-type="string" calcext:value-type="string">
            <text:p>م</text:p>
          </table:table-cell>
          <table:table-cell table:formula="of:=VLOOKUP([.B359]; [$lookup.A$1:$lookup.B$37]; 2; 1)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745375554+</text:p>
          </table:table-cell>
          <table:table-cell office:value-type="string" calcext:value-type="string">
            <text:p>ف</text:p>
          </table:table-cell>
          <table:table-cell table:formula="of:=VLOOKUP([.B360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23254337</text:p>
          </table:table-cell>
          <table:table-cell office:value-type="string" calcext:value-type="string">
            <text:p>د</text:p>
          </table:table-cell>
          <table:table-cell table:formula="of:=VLOOKUP([.B361]; [$lookup.A$1:$lookup.B$37]; 2; 1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55554</text:p>
          </table:table-cell>
          <table:table-cell office:value-type="string" calcext:value-type="string">
            <text:p>س</text:p>
          </table:table-cell>
          <table:table-cell table:formula="of:=VLOOKUP([.B362]; [$lookup.A$1:$lookup.B$37]; 2; 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43+5</text:p>
          </table:table-cell>
          <table:table-cell office:value-type="string" calcext:value-type="string">
            <text:p>ن</text:p>
          </table:table-cell>
          <table:table-cell table:formula="of:=VLOOKUP([.B363]; [$lookup.A$1:$lookup.B$37]; 2; 1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22534543732</text:p>
          </table:table-cell>
          <table:table-cell office:value-type="string" calcext:value-type="string">
            <text:p>د</text:p>
          </table:table-cell>
          <table:table-cell table:formula="of:=VLOOKUP([.B364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365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62254</text:p>
          </table:table-cell>
          <table:table-cell office:value-type="string" calcext:value-type="string">
            <text:p>ل</text:p>
          </table:table-cell>
          <table:table-cell table:formula="of:=VLOOKUP([.B366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-3425</text:p>
          </table:table-cell>
          <table:table-cell office:value-type="string" calcext:value-type="string">
            <text:p>ب</text:p>
          </table:table-cell>
          <table:table-cell table:formula="of:=VLOOKUP([.B367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543+4433</text:p>
          </table:table-cell>
          <table:table-cell office:value-type="string" calcext:value-type="string">
            <text:p>ش</text:p>
          </table:table-cell>
          <table:table-cell table:formula="of:=VLOOKUP([.B368]; [$lookup.A$1:$lookup.B$37]; 2; 1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755555</text:p>
          </table:table-cell>
          <table:table-cell office:value-type="string" calcext:value-type="string">
            <text:p>ر</text:p>
          </table:table-cell>
          <table:table-cell table:formula="of:=VLOOKUP([.B369]; [$lookup.A$1:$lookup.B$37]; 2; 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3641347</text:p>
          </table:table-cell>
          <table:table-cell office:value-type="string" calcext:value-type="string">
            <text:p>د</text:p>
          </table:table-cell>
          <table:table-cell table:formula="of:=VLOOKUP([.B370]; [$lookup.A$1:$lookup.B$37]; 2; 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formula="of:=VLOOKUP([.B371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5454+</text:p>
          </table:table-cell>
          <table:table-cell office:value-type="string" calcext:value-type="string">
            <text:p>خ</text:p>
          </table:table-cell>
          <table:table-cell table:formula="of:=VLOOKUP([.B372]; [$lookup.A$1:$lookup.B$37]; 2; 1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2</text:p>
          </table:table-cell>
          <table:table-cell office:value-type="string" calcext:value-type="string">
            <text:p>ي</text:p>
          </table:table-cell>
          <table:table-cell table:formula="of:=VLOOKUP([.B373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776551555444033</text:p>
          </table:table-cell>
          <table:table-cell office:value-type="string" calcext:value-type="string">
            <text:p>ر</text:p>
          </table:table-cell>
          <table:table-cell table:formula="of:=VLOOKUP([.B37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75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213112+45</text:p>
          </table:table-cell>
          <table:table-cell office:value-type="string" calcext:value-type="string">
            <text:p>ة</text:p>
          </table:table-cell>
          <table:table-cell table:formula="of:=VLOOKUP([.B376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77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4675544-4403032</text:p>
          </table:table-cell>
          <table:table-cell office:value-type="string" calcext:value-type="string">
            <text:p>ي</text:p>
          </table:table-cell>
          <table:table-cell table:formula="of:=VLOOKUP([.B378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formula="of:=VLOOKUP([.B379]; [$lookup.A$1:$lookup.B$37]; 2; 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formula="of:=VLOOKUP([.B380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27545+432</text:p>
          </table:table-cell>
          <table:table-cell office:value-type="string" calcext:value-type="string">
            <text:p>ل</text:p>
          </table:table-cell>
          <table:table-cell table:formula="of:=VLOOKUP([.B381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ا</text:p>
          </table:table-cell>
          <table:table-cell table:formula="of:=VLOOKUP([.B382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ب</text:p>
          </table:table-cell>
          <table:table-cell table:formula="of:=VLOOKUP([.B383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4-3</text:p>
          </table:table-cell>
          <table:table-cell office:value-type="string" calcext:value-type="string">
            <text:p>ي</text:p>
          </table:table-cell>
          <table:table-cell table:formula="of:=VLOOKUP([.B384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ه</text:p>
          </table:table-cell>
          <table:table-cell table:formula="of:=VLOOKUP([.B385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15-lineimg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formula="of:=VLOOKUP([.B387]; [$lookup.A$1:$lookup.B$37]; 2; 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formula="of:=VLOOKUP([.B388]; [$lookup.A$1:$lookup.B$37]; 2; 1)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6222333</text:p>
          </table:table-cell>
          <table:table-cell office:value-type="string" calcext:value-type="string">
            <text:p>ل</text:p>
          </table:table-cell>
          <table:table-cell table:formula="of:=VLOOKUP([.B389]; [$lookup.A$1:$lookup.B$37]; 2; 1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55-443</text:p>
          </table:table-cell>
          <table:table-cell office:value-type="string" calcext:value-type="string">
            <text:p>ي</text:p>
          </table:table-cell>
          <table:table-cell table:formula="of:=VLOOKUP([.B390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226222</text:p>
          </table:table-cell>
          <table:table-cell office:value-type="string" calcext:value-type="string">
            <text:p>ا</text:p>
          </table:table-cell>
          <table:table-cell table:formula="of:=VLOOKUP([.B391]; [$lookup.A$1:$lookup.B$37]; 2; 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23312302+744</text:p>
          </table:table-cell>
          <table:table-cell office:value-type="string" calcext:value-type="string">
            <text:p>ف</text:p>
          </table:table-cell>
          <table:table-cell table:formula="of:=VLOOKUP([.B392]; [$lookup.A$1:$lookup.B$37]; 2; 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2222226</text:p>
          </table:table-cell>
          <table:table-cell office:value-type="string" calcext:value-type="string">
            <text:p>ا</text:p>
          </table:table-cell>
          <table:table-cell table:formula="of:=VLOOKUP([.B39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63355347223223257670543</text:p>
          </table:table-cell>
          <table:table-cell office:value-type="string" calcext:value-type="string">
            <text:p>ط</text:p>
          </table:table-cell>
          <table:table-cell table:formula="of:=VLOOKUP([.B394]; [$lookup.A$1:$lookup.B$37]; 2; 1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434-22233</text:p>
          </table:table-cell>
          <table:table-cell office:value-type="string" calcext:value-type="string">
            <text:p>ي</text:p>
          </table:table-cell>
          <table:table-cell table:formula="of:=VLOOKUP([.B39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466755</text:p>
          </table:table-cell>
          <table:table-cell office:value-type="string" calcext:value-type="string">
            <text:p>م</text:p>
          </table:table-cell>
          <table:table-cell table:formula="of:=VLOOKUP([.B396]; [$lookup.A$1:$lookup.B$37]; 2; 1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32415155</text:p>
          </table:table-cell>
          <table:table-cell office:value-type="string" calcext:value-type="string">
            <text:p>ه</text:p>
          </table:table-cell>
          <table:table-cell table:formula="of:=VLOOKUP([.B397]; [$lookup.A$1:$lookup.B$37]; 2; 1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666626</text:p>
          </table:table-cell>
          <table:table-cell office:value-type="string" calcext:value-type="string">
            <text:p>ا</text:p>
          </table:table-cell>
          <table:table-cell table:formula="of:=VLOOKUP([.B398]; [$lookup.A$1:$lookup.B$37]; 2; 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-535</text:p>
          </table:table-cell>
          <table:table-cell office:value-type="string" calcext:value-type="string">
            <text:p>ي</text:p>
          </table:table-cell>
          <table:table-cell table:formula="of:=VLOOKUP([.B399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14444372+76</text:p>
          </table:table-cell>
          <table:table-cell office:value-type="string" calcext:value-type="string">
            <text:p>ت</text:p>
          </table:table-cell>
          <table:table-cell table:formula="of:=VLOOKUP([.B400]; [$lookup.A$1:$lookup.B$37]; 2; 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5-44</text:p>
          </table:table-cell>
          <table:table-cell office:value-type="string" calcext:value-type="string">
            <text:p>ب</text:p>
          </table:table-cell>
          <table:table-cell table:formula="of:=VLOOKUP([.B401]; [$lookup.A$1:$lookup.B$37]; 2; 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+462+554</text:p>
          </table:table-cell>
          <table:table-cell office:value-type="string" calcext:value-type="string">
            <text:p>ف</text:p>
          </table:table-cell>
          <table:table-cell table:formula="of:=VLOOKUP([.B402]; [$lookup.A$1:$lookup.B$37]; 2; 1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663666</text:p>
          </table:table-cell>
          <table:table-cell office:value-type="string" calcext:value-type="string">
            <text:p>ا</text:p>
          </table:table-cell>
          <table:table-cell table:formula="of:=VLOOKUP([.B40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3544243032+7</text:p>
          </table:table-cell>
          <table:table-cell office:value-type="string" calcext:value-type="string">
            <text:p>ث</text:p>
          </table:table-cell>
          <table:table-cell table:formula="of:=VLOOKUP([.B404]; [$lookup.A$1:$lookup.B$37]; 2; 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+6553</text:p>
          </table:table-cell>
          <table:table-cell office:value-type="string" calcext:value-type="string">
            <text:p>ن</text:p>
          </table:table-cell>
          <table:table-cell table:formula="of:=VLOOKUP([.B405]; [$lookup.A$1:$lookup.B$37]; 2; 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4-33</text:p>
          </table:table-cell>
          <table:table-cell office:value-type="string" calcext:value-type="string">
            <text:p>ب</text:p>
          </table:table-cell>
          <table:table-cell table:formula="of:=VLOOKUP([.B406]; [$lookup.A$1:$lookup.B$37]; 2; 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556354-544403</text:p>
          </table:table-cell>
          <table:table-cell office:value-type="string" calcext:value-type="string">
            <text:p>ي</text:p>
          </table:table-cell>
          <table:table-cell table:formula="of:=VLOOKUP([.B407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65255+54</text:p>
          </table:table-cell>
          <table:table-cell office:value-type="string" calcext:value-type="string">
            <text:p>ل</text:p>
          </table:table-cell>
          <table:table-cell table:formula="of:=VLOOKUP([.B408]; [$lookup.A$1:$lookup.B$37]; 2; 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23456-</text:p>
          </table:table-cell>
          <table:table-cell office:value-type="string" calcext:value-type="string">
            <text:p>ا</text:p>
          </table:table-cell>
          <table:table-cell table:formula="of:=VLOOKUP([.B409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454+52+366674476</text:p>
          </table:table-cell>
          <table:table-cell office:value-type="string" calcext:value-type="string">
            <text:p>ݢ</text:p>
          </table:table-cell>
          <table:table-cell table:formula="of:=VLOOKUP([.B410]; [$lookup.A$1:$lookup.B$37]; 2; 1)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5-4-4447</text:p>
          </table:table-cell>
          <table:table-cell office:value-type="string" calcext:value-type="string">
            <text:p>ي</text:p>
          </table:table-cell>
          <table:table-cell table:formula="of:=VLOOKUP([.B411]; [$lookup.A$1:$lookup.B$37]; 2; 1)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43431644</text:p>
          </table:table-cell>
          <table:table-cell office:value-type="string" calcext:value-type="string">
            <text:p>ع</text:p>
          </table:table-cell>
          <table:table-cell table:formula="of:=VLOOKUP([.B412]; [$lookup.A$1:$lookup.B$37]; 2; 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3362263</text:p>
          </table:table-cell>
          <table:table-cell office:value-type="string" calcext:value-type="string">
            <text:p>ا</text:p>
          </table:table-cell>
          <table:table-cell table:formula="of:=VLOOKUP([.B413]; [$lookup.A$1:$lookup.B$37]; 2; 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formula="of:=VLOOKUP([.B414]; [$lookup.A$1:$lookup.B$37]; 2; 1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534-</text:p>
          </table:table-cell>
          <table:table-cell office:value-type="string" calcext:value-type="string">
            <text:p>ي</text:p>
          </table:table-cell>
          <table:table-cell table:formula="of:=VLOOKUP([.B415]; [$lookup.A$1:$lookup.B$37]; 2; 1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3545355554</text:p>
          </table:table-cell>
          <table:table-cell office:value-type="string" calcext:value-type="string">
            <text:p>ف</text:p>
          </table:table-cell>
          <table:table-cell table:formula="of:=VLOOKUP([.B416]; [$lookup.A$1:$lookup.B$37]; 2; 1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14-line0</text:p>
          </table:table-cell>
          <table:table-cell table:number-columns-repeated="4"/>
        </table:table-row>
        <table:table-row table:style-name="ro1">
          <table:table-cell office:value-type="float" office:value="7365530" calcext:value-type="float">
            <text:p>7365530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float" office:value="2323322" calcext:value-type="float">
            <text:p>23233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5-31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+46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float" office:value="6544543533153136" calcext:value-type="float">
            <text:p>6.54454353315314E+15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+56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float" office:value="657443" calcext:value-type="float">
            <text:p>657443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float" office:value="43232332" calcext:value-type="float">
            <text:p>4323233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53544+273</text:p>
          </table:table-cell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4+3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35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326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05</text:p>
          </table:table-cell>
          <table:table-cell office:value-type="string" calcext:value-type="string">
            <text:p>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2444+377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654152444405436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3543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244-372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2232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132343310</text:p>
          </table:table-cell>
          <table:table-cell office:value-type="string" calcext:value-type="string">
            <text:p>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2273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4</text:p>
          </table:table-cell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+4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0222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662653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66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365735667147044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3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66575-441342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1553035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4-3404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32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4432+72+3</text:p>
          </table:table-cell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35434143</text:p>
          </table:table-cell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21001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6355444404322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23+56</text:p>
          </table:table-cell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6574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3431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4444735722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+5+574</text:p>
          </table:table-cell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-345350-4</text:p>
          </table:table-cell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32276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33+5534310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2+104443+7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3444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1712+13+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5637662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3535544443041433314270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6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-42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6545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36346707655544444333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356446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2344+434+334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4676+154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42431337533570644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5342233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63637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34-434</text:p>
          </table:table-cell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22321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24424+6443</text:p>
          </table:table-cell>
          <table:table-cell office:value-type="string" calcext:value-type="string">
            <text:p>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437271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44230134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-4334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146355553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float" office:value="7642554444" calcext:value-type="float">
            <text:p>764255444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7777354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44+2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4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34244343254345</text:p>
          </table:table-cell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1010754444410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25444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3</text:p>
          </table:table-cell>
          <table:table-cell table:number-columns-repeated="4"/>
        </table:table-row>
        <table:table-row table:style-name="ro1">
          <table:table-cell office:value-type="float" office:value="23453473443" calcext:value-type="float">
            <text:p>23453473443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4042745575353453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44-25525</text:p>
          </table:table-cell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5255535331543413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di manuskrip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33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22443252+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111115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555516356042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3+14+554</text:p>
          </table:table-cell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4-34141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3634567400655543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222244436167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4637664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354443+7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23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65540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4612766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53443414241</text:p>
          </table:table-cell>
          <table:table-cell office:value-type="string" calcext:value-type="string">
            <text:p>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453+1463+</text:p>
          </table:table-cell>
          <table:table-cell office:value-type="string" calcext:value-type="string">
            <text:p>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+54443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+034+</text:p>
          </table:table-cell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62454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6+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344531173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41346204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22223215111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3634570076555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2+44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4444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3+45631034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436232324111115</text:p>
          </table:table-cell>
          <table:table-cell office:value-type="string" calcext:value-type="string">
            <text:p>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64443+72+5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+5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40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+44443272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435434633</text:p>
          </table:table-cell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05543</text:p>
          </table:table-cell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41457-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555544334536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1442217704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22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305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555443</text:p>
          </table:table-cell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-54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4+705544444443121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5306555424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4+34+44</text:p>
          </table:table-cell>
          <table:table-cell office:value-type="string" calcext:value-type="string">
            <text:p>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3+532+4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342410</text:p>
          </table:table-cell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2442431552107</text:p>
          </table:table-cell>
          <table:table-cell office:value-type="string" calcext:value-type="string">
            <text:p>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42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63421462004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377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4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5754-40-34255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32754+55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123+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44211314713+27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654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5+23+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float" office:value="251554" calcext:value-type="float">
            <text:p>251554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44-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4+4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55444311</text:p>
          </table:table-cell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-435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544443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3635667140445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445444+04+3233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0754634577002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33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0210134541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266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6266543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32332532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213334567756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42313+3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42674543</text:p>
          </table:table-cell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2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333144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555-4444432213</text:p>
          </table:table-cell>
          <table:table-cell office:value-type="string" calcext:value-type="string">
            <text:p>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5254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+5+55551555</text:p>
          </table:table-cell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4-24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434340465</text:p>
          </table:table-cell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35133141670223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53341043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353456214144</text:p>
          </table:table-cell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345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5553355536345700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560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15542414</text:p>
          </table:table-cell>
          <table:table-cell office:value-type="string" calcext:value-type="string">
            <text:p>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+071110753</text:p>
          </table:table-cell>
          <table:table-cell office:value-type="string" calcext:value-type="string">
            <text:p>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4146-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65524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6424631060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5370723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-4444433611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623+535675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55355357</text:p>
          </table:table-cell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570725555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551446723465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1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3240535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754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+43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+044+5444443173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763554+24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4444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float" office:value="234563446767144" calcext:value-type="float">
            <text:p>234563446767144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24-433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44341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a jadi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-44444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363+560</text:p>
          </table:table-cell>
          <table:table-cell office:value-type="string" calcext:value-type="string">
            <text:p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666615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2+543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414231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43633+</text:p>
          </table:table-cell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7441453345355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574034632567365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3654443171171+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42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13534+57330+544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3163+14+4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232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151330315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273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2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75365-435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435+424+6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343253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4</text:p>
          </table:table-cell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5417</text:p>
          </table:table-cell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-44351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131+000715556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3432+03+54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523134245633+054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72232333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3457242406670-</text:p>
          </table:table-cell>
          <table:table-cell office:value-type="string" calcext:value-type="string">
            <text:p>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47555554544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6547424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3+54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435452+4</text:p>
          </table:table-cell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24531346400436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5536655554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45-2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22323411111</text:p>
          </table:table-cell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554+3</text:p>
          </table:table-cell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5353+67</text:p>
          </table:table-cell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7322226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3213355564666</text:p>
          </table:table-cell>
          <table:table-cell office:value-type="string" calcext:value-type="string">
            <text:p>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35677-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1415</text:p>
          </table:table-cell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53</text:p>
          </table:table-cell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41413177555</text:p>
          </table:table-cell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543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5244244+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4434331</text:p>
          </table:table-cell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4+5677733031+</text:p>
          </table:table-cell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4034234435</text:p>
          </table:table-cell>
          <table:table-cell office:value-type="string" calcext:value-type="string">
            <text:p>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4-324</text:p>
          </table:table-cell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655</text:p>
          </table:table-cell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2"/>
          <table:table-cell office:value-type="string" calcext:value-type="string">
            <text:p>harusnya ݢ</text:p>
          </table:table-cell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ۏ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2"/>
          <table:table-cell office:value-type="string" calcext:value-type="string">
            <text:p>harusnya س</text:p>
          </table:table-cell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-line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ڠ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3"/>
        </table:table-row>
        <table:table-row table:style-name="ro1" table:number-rows-repeated="104780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ookup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ف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ا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ط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ي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ة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table table:name="label-lama(p05)" table:style-name="ta1">
        <table:table-column table:style-name="co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asm2alpha</text:p>
          </table:table-cell>
          <table:table-cell table:style-name="ce1" office:value-type="string" calcext:value-type="string">
            <text:p>huruf</text:p>
          </table:table-cell>
          <table:table-cell table:style-name="ce1" office:value-type="string" calcext:value-type="string">
            <text:p>val</text:p>
          </table:table-cell>
          <table:table-cell office:value-type="string" calcext:value-type="string">
            <text:p>posisi</text:p>
          </table:table-cell>
          <table:table-cell/>
          <table:table-cell office:value-type="string" calcext:value-type="string">
            <text:p>p<text:span text:style-name="T1">00</text:span>-lineimg<text:span text:style-name="T1">0</text:span>.png</text:p>
          </table:table-cell>
          <table:table-cell/>
        </table:table-row>
        <table:table-row table:style-name="ro1">
          <table:table-cell office:value-type="string" calcext:value-type="string">
            <text:p>2233236</text:p>
          </table:table-cell>
          <table:table-cell office:value-type="string" calcext:value-type="string">
            <text:p>ا</text:p>
          </table:table-cell>
          <table:table-cell table:formula="of:=VLOOKUP([.B2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tra masukan</text:p>
          </table:table-cell>
          <table:table-cell/>
        </table:table-row>
        <table:table-row table:style-name="ro1">
          <table:table-cell office:value-type="string" calcext:value-type="string">
            <text:p>47754-</text:p>
          </table:table-cell>
          <table:table-cell office:value-type="string" calcext:value-type="string">
            <text:p>ي</text:p>
          </table:table-cell>
          <table:table-cell table:formula="of:=VLOOKUP([.B3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aman 00</text:p>
          </table:table-cell>
          <table:table-cell/>
        </table:table-row>
        <table:table-row table:style-name="ro1">
          <table:table-cell office:value-type="string" calcext:value-type="string">
            <text:p>344+70</text:p>
          </table:table-cell>
          <table:table-cell office:value-type="string" calcext:value-type="string">
            <text:p>ت</text:p>
          </table:table-cell>
          <table:table-cell table:formula="of:=VLOOKUP([.B4];[$lookup.A$1:$lookup.B$37];2;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ت</text:p>
          </table:table-cell>
          <table:table-cell table:formula="of:=VLOOKUP([.B5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444</text:p>
          </table:table-cell>
          <table:table-cell office:value-type="string" calcext:value-type="string">
            <text:p>ر</text:p>
          </table:table-cell>
          <table:table-cell table:formula="of:=VLOOKUP([.B6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graph</text:span>-p00-lineimg0.png</text:p>
          </table:table-cell>
          <table:table-cell/>
        </table:table-row>
        <table:table-row table:style-name="ro1">
          <table:table-cell office:value-type="string" calcext:value-type="string">
            <text:p>666754</text:p>
          </table:table-cell>
          <table:table-cell office:value-type="string" calcext:value-type="string">
            <text:p>ل</text:p>
          </table:table-cell>
          <table:table-cell table:formula="of:=VLOOKUP([.B7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ph= gambar graf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8];[$lookup.A$1:$lookup.B$37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76645</text:p>
          </table:table-cell>
          <table:table-cell office:value-type="string" calcext:value-type="string">
            <text:p>ل</text:p>
          </table:table-cell>
          <table:table-cell table:formula="of:=VLOOKUP([.B9];[$lookup.A$1:$lookup.B$37];2;0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00-lineimg0.png<text:span text:style-name="T1">.log</text:span></text:p>
          </table:table-cell>
          <table:table-cell/>
        </table:table-row>
        <table:table-row table:style-name="ro1">
          <table:table-cell office:value-type="string" calcext:value-type="string">
            <text:p>436414217554544447</text:p>
          </table:table-cell>
          <table:table-cell office:value-type="string" calcext:value-type="string">
            <text:p>و</text:p>
          </table:table-cell>
          <table:table-cell table:formula="of:=VLOOKUP([.B10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ge 00</text:p>
          </table:table-cell>
          <table:table-cell/>
        </table:table-row>
        <table:table-row table:style-name="ro1">
          <table:table-cell office:value-type="string" calcext:value-type="string">
            <text:p>2764364-</text:p>
          </table:table-cell>
          <table:table-cell office:value-type="string" calcext:value-type="string">
            <text:p>ب</text:p>
          </table:table-cell>
          <table:table-cell table:formula="of:=VLOOKUP([.B11];[$lookup.A$1:$lookup.B$37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is 0</text:p>
          </table:table-cell>
          <table:table-cell/>
        </table:table-row>
        <table:table-row table:style-name="ro1">
          <table:table-cell office:value-type="string" calcext:value-type="string">
            <text:p>35435444</text:p>
          </table:table-cell>
          <table:table-cell office:value-type="string" calcext:value-type="string">
            <text:p>س</text:p>
          </table:table-cell>
          <table:table-cell table:formula="of:=VLOOKUP([.B12];[$lookup.A$1:$lookup.B$37];2;0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g= untaian Freeman code, tiap rasm ditulis sebagai satu baris</text:p>
          </table:table-cell>
          <table:table-cell/>
        </table:table-row>
        <table:table-row table:style-name="ro1">
          <table:table-cell office:value-type="string" calcext:value-type="string">
            <text:p>331546554445</text:p>
          </table:table-cell>
          <table:table-cell office:value-type="string" calcext:value-type="string">
            <text:p>ر</text:p>
          </table:table-cell>
          <table:table-cell table:formula="of:=VLOOKUP([.B13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3474004355</text:p>
          </table:table-cell>
          <table:table-cell office:value-type="string" calcext:value-type="string">
            <text:p>ط</text:p>
          </table:table-cell>
          <table:table-cell table:formula="of:=VLOOKUP([.B14];[$lookup.A$1:$lookup.B$37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5240310225</text:p>
          </table:table-cell>
          <table:table-cell office:value-type="string" calcext:value-type="string">
            <text:p>و</text:p>
          </table:table-cell>
          <table:table-cell table:formula="of:=VLOOKUP([.B15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4606544</text:p>
          </table:table-cell>
          <table:table-cell office:value-type="string" calcext:value-type="string">
            <text:p>ف</text:p>
          </table:table-cell>
          <table:table-cell table:formula="of:=VLOOKUP([.B16];[$lookup.A$1:$lookup.B$37];2;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754442+76</text:p>
          </table:table-cell>
          <table:table-cell office:value-type="string" calcext:value-type="string">
            <text:p>ن</text:p>
          </table:table-cell>
          <table:table-cell table:formula="of:=VLOOKUP([.B17];[$lookup.A$1:$lookup.B$37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formula="of:=VLOOKUP([.B18];[$lookup.A$1:$lookup.B$37];2;0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9];[$lookup.A$1:$lookup.B$37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+40123</text:p>
          </table:table-cell>
          <table:table-cell office:value-type="string" calcext:value-type="string">
            <text:p>ن</text:p>
          </table:table-cell>
          <table:table-cell table:formula="of:=VLOOKUP([.B20];[$lookup.A$1:$lookup.B$37];2;0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5556</text:p>
          </table:table-cell>
          <table:table-cell office:value-type="string" calcext:value-type="string">
            <text:p>ر</text:p>
          </table:table-cell>
          <table:table-cell table:formula="of:=VLOOKUP([.B21];[$lookup.A$1:$lookup.B$37];2;0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74-4</text:p>
          </table:table-cell>
          <table:table-cell office:value-type="string" calcext:value-type="string">
            <text:p>ي</text:p>
          </table:table-cell>
          <table:table-cell table:formula="of:=VLOOKUP([.B22];[$lookup.A$1:$lookup.B$37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67-5</text:p>
          </table:table-cell>
          <table:table-cell office:value-type="string" calcext:value-type="string">
            <text:p>ب</text:p>
          </table:table-cell>
          <table:table-cell table:formula="of:=VLOOKUP([.B23];[$lookup.A$1:$lookup.B$37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567-555443211+03+5</text:p>
          </table:table-cell>
          <table:table-cell office:value-type="string" calcext:value-type="string">
            <text:p>و</text:p>
          </table:table-cell>
          <table:table-cell table:formula="of:=VLOOKUP([.B24];[$lookup.A$1:$lookup.B$37];2;0)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03+5</text:p>
          </table:table-cell>
          <table:table-cell office:value-type="string" calcext:value-type="string">
            <text:p>ة</text:p>
          </table:table-cell>
          <table:table-cell table:formula="of:=VLOOKUP([.B25];[$lookup.A$1:$lookup.B$37];2;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+76</text:p>
          </table:table-cell>
          <table:table-cell office:value-type="string" calcext:value-type="string">
            <text:p>ت</text:p>
          </table:table-cell>
          <table:table-cell table:formula="of:=VLOOKUP([.B26];[$lookup.A$1:$lookup.B$37];2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55355</text:p>
          </table:table-cell>
          <table:table-cell office:value-type="string" calcext:value-type="string">
            <text:p>ر</text:p>
          </table:table-cell>
          <table:table-cell table:formula="of:=VLOOKUP([.B27];[$lookup.A$1:$lookup.B$37];2;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34</text:p>
          </table:table-cell>
          <table:table-cell office:value-type="string" calcext:value-type="string">
            <text:p>ل</text:p>
          </table:table-cell>
          <table:table-cell table:formula="of:=VLOOKUP([.B2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ا</text:p>
          </table:table-cell>
          <table:table-cell table:formula="of:=VLOOKUP([.B2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7654</text:p>
          </table:table-cell>
          <table:table-cell office:value-type="string" calcext:value-type="string">
            <text:p>ل</text:p>
          </table:table-cell>
          <table:table-cell table:formula="of:=VLOOKUP([.B3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54034576</text:p>
          </table:table-cell>
          <table:table-cell office:value-type="string" calcext:value-type="string">
            <text:p>و</text:p>
          </table:table-cell>
          <table:table-cell table:formula="of:=VLOOKUP([.B31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64</text:p>
          </table:table-cell>
          <table:table-cell office:value-type="string" calcext:value-type="string">
            <text:p>ق</text:p>
          </table:table-cell>
          <table:table-cell table:formula="of:=VLOOKUP([.B3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443254</text:p>
          </table:table-cell>
          <table:table-cell office:value-type="string" calcext:value-type="string">
            <text:p>ه</text:p>
          </table:table-cell>
          <table:table-cell table:formula="of:=VLOOKUP([.B3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54444</text:p>
          </table:table-cell>
          <table:table-cell office:value-type="string" calcext:value-type="string">
            <text:p>ر</text:p>
          </table:table-cell>
          <table:table-cell table:formula="of:=VLOOKUP([.B3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42644244</text:p>
          </table:table-cell>
          <table:table-cell office:value-type="string" calcext:value-type="string">
            <text:p>ه</text:p>
          </table:table-cell>
          <table:table-cell table:formula="of:=VLOOKUP([.B35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-31533</text:p>
          </table:table-cell>
          <table:table-cell office:value-type="string" calcext:value-type="string">
            <text:p>ي</text:p>
          </table:table-cell>
          <table:table-cell table:formula="of:=VLOOKUP([.B3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5701655552176</text:p>
          </table:table-cell>
          <table:table-cell office:value-type="string" calcext:value-type="string">
            <text:p>و</text:p>
          </table:table-cell>
          <table:table-cell table:formula="of:=VLOOKUP([.B3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234+03</text:p>
          </table:table-cell>
          <table:table-cell office:value-type="string" calcext:value-type="string">
            <text:p>د</text:p>
          </table:table-cell>
          <table:table-cell table:formula="of:=VLOOKUP([.B3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3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400123</text:p>
          </table:table-cell>
          <table:table-cell office:value-type="string" calcext:value-type="string">
            <text:p>ن</text:p>
          </table:table-cell>
          <table:table-cell table:formula="of:=VLOOKUP([.B4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+5664</text:p>
          </table:table-cell>
          <table:table-cell office:value-type="string" calcext:value-type="string">
            <text:p>ف</text:p>
          </table:table-cell>
          <table:table-cell table:formula="of:=VLOOKUP([.B4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24+654</text:p>
          </table:table-cell>
          <table:table-cell office:value-type="string" calcext:value-type="string">
            <text:p>ف</text:p>
          </table:table-cell>
          <table:table-cell table:formula="of:=VLOOKUP([.B42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4</text:p>
          </table:table-cell>
          <table:table-cell office:value-type="string" calcext:value-type="string">
            <text:p>ا</text:p>
          </table:table-cell>
          <table:table-cell table:formula="of:=VLOOKUP([.B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47755444401</text:p>
          </table:table-cell>
          <table:table-cell office:value-type="string" calcext:value-type="string">
            <text:p>ی</text:p>
          </table:table-cell>
          <table:table-cell table:formula="of:=VLOOKUP([.B44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53465443426</text:p>
          </table:table-cell>
          <table:table-cell office:value-type="string" calcext:value-type="string">
            <text:p>س</text:p>
          </table:table-cell>
          <table:table-cell table:formula="of:=VLOOKUP([.B45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4443</text:p>
          </table:table-cell>
          <table:table-cell office:value-type="string" calcext:value-type="string">
            <text:p>س</text:p>
          </table:table-cell>
          <table:table-cell table:formula="of:=VLOOKUP([.B4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</text:p>
          </table:table-cell>
          <table:table-cell office:value-type="string" calcext:value-type="string">
            <text:p>م</text:p>
          </table:table-cell>
          <table:table-cell table:formula="of:=VLOOKUP([.B4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54</text:p>
          </table:table-cell>
          <table:table-cell office:value-type="string" calcext:value-type="string">
            <text:p>ب</text:p>
          </table:table-cell>
          <table:table-cell table:formula="of:=VLOOKUP([.B4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043</text:p>
          </table:table-cell>
          <table:table-cell office:value-type="string" calcext:value-type="string">
            <text:p>ر</text:p>
          </table:table-cell>
          <table:table-cell table:formula="of:=VLOOKUP([.B4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</text:p>
          </table:table-cell>
          <table:table-cell office:value-type="string" calcext:value-type="string">
            <text:p>م</text:p>
          </table:table-cell>
          <table:table-cell table:formula="of:=VLOOKUP([.B5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456-</text:p>
          </table:table-cell>
          <table:table-cell office:value-type="string" calcext:value-type="string">
            <text:p>ي</text:p>
          </table:table-cell>
          <table:table-cell table:formula="of:=VLOOKUP([.B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 office:value-type="string" calcext:value-type="string">
            <text:p>م</text:p>
          </table:table-cell>
          <table:table-cell table:formula="of:=VLOOKUP([.B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-</text:p>
          </table:table-cell>
          <table:table-cell office:value-type="string" calcext:value-type="string">
            <text:p>ب</text:p>
          </table:table-cell>
          <table:table-cell table:formula="of:=VLOOKUP([.B53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43</text:p>
          </table:table-cell>
          <table:table-cell office:value-type="string" calcext:value-type="string">
            <text:p>ر</text:p>
          </table:table-cell>
          <table:table-cell table:formula="of:=VLOOKUP([.B5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76365542</text:p>
          </table:table-cell>
          <table:table-cell office:value-type="string" calcext:value-type="string">
            <text:p>ف</text:p>
          </table:table-cell>
          <table:table-cell table:formula="of:=VLOOKUP([.B5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3544400204</text:p>
          </table:table-cell>
          <table:table-cell office:value-type="string" calcext:value-type="string">
            <text:p>ر</text:p>
          </table:table-cell>
          <table:table-cell table:formula="of:=VLOOKUP([.B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71712723</text:p>
          </table:table-cell>
          <table:table-cell office:value-type="string" calcext:value-type="string">
            <text:p>ت</text:p>
          </table:table-cell>
          <table:table-cell table:formula="of:=VLOOKUP([.B5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45457176744</text:p>
          </table:table-cell>
          <table:table-cell office:value-type="string" calcext:value-type="string">
            <text:p>ک</text:p>
          </table:table-cell>
          <table:table-cell table:formula="of:=VLOOKUP([.B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34350372</text:p>
          </table:table-cell>
          <table:table-cell office:value-type="string" calcext:value-type="string">
            <text:p>و</text:p>
          </table:table-cell>
          <table:table-cell table:formula="of:=VLOOKUP([.B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+71+3</text:p>
          </table:table-cell>
          <table:table-cell office:value-type="string" calcext:value-type="string">
            <text:p>ه</text:p>
          </table:table-cell>
          <table:table-cell table:formula="of:=VLOOKUP([.B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73</text:p>
          </table:table-cell>
          <table:table-cell office:value-type="string" calcext:value-type="string">
            <text:p>ب</text:p>
          </table:table-cell>
          <table:table-cell table:formula="of:=VLOOKUP([.B6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7</text:p>
          </table:table-cell>
          <table:table-cell office:value-type="string" calcext:value-type="string">
            <text:p>ا</text:p>
          </table:table-cell>
          <table:table-cell table:formula="of:=VLOOKUP([.B6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01222</text:p>
          </table:table-cell>
          <table:table-cell office:value-type="string" calcext:value-type="string">
            <text:p>ي</text:p>
          </table:table-cell>
          <table:table-cell table:formula="of:=VLOOKUP([.B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477666</text:p>
          </table:table-cell>
          <table:table-cell office:value-type="string" calcext:value-type="string">
            <text:p>ک</text:p>
          </table:table-cell>
          <table:table-cell table:formula="of:=VLOOKUP([.B64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0544-44256</text:p>
          </table:table-cell>
          <table:table-cell office:value-type="string" calcext:value-type="string">
            <text:p>ي</text:p>
          </table:table-cell>
          <table:table-cell table:formula="of:=VLOOKUP([.B6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47666</text:p>
          </table:table-cell>
          <table:table-cell office:value-type="string" calcext:value-type="string">
            <text:p>ک</text:p>
          </table:table-cell>
          <table:table-cell table:formula="of:=VLOOKUP([.B66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5</text:p>
          </table:table-cell>
          <table:table-cell office:value-type="string" calcext:value-type="string">
            <text:p>م</text:p>
          </table:table-cell>
          <table:table-cell table:formula="of:=VLOOKUP([.B6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457715444</text:p>
          </table:table-cell>
          <table:table-cell office:value-type="string" calcext:value-type="string">
            <text:p>و</text:p>
          </table:table-cell>
          <table:table-cell table:formula="of:=VLOOKUP([.B6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6</text:p>
          </table:table-cell>
          <table:table-cell office:value-type="string" calcext:value-type="string">
            <text:p>د</text:p>
          </table:table-cell>
          <table:table-cell table:formula="of:=VLOOKUP([.B6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14-4436</text:p>
          </table:table-cell>
          <table:table-cell office:value-type="string" calcext:value-type="string">
            <text:p>ي</text:p>
          </table:table-cell>
          <table:table-cell table:formula="of:=VLOOKUP([.B7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-440</text:p>
          </table:table-cell>
          <table:table-cell office:value-type="string" calcext:value-type="string">
            <text:p>ج</text:p>
          </table:table-cell>
          <table:table-cell table:formula="of:=VLOOKUP([.B71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06222</text:p>
          </table:table-cell>
          <table:table-cell office:value-type="string" calcext:value-type="string">
            <text:p>ا</text:p>
          </table:table-cell>
          <table:table-cell table:formula="of:=VLOOKUP([.B7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31+055</text:p>
          </table:table-cell>
          <table:table-cell office:value-type="string" calcext:value-type="string">
            <text:p>ڠ</text:p>
          </table:table-cell>
          <table:table-cell table:formula="of:=VLOOKUP([.B73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644433+263</text:p>
          </table:table-cell>
          <table:table-cell office:value-type="string" calcext:value-type="string">
            <text:p>ن</text:p>
          </table:table-cell>
          <table:table-cell table:formula="of:=VLOOKUP([.B7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3</text:p>
          </table:table-cell>
          <table:table-cell office:value-type="string" calcext:value-type="string">
            <text:p>ب</text:p>
          </table:table-cell>
          <table:table-cell table:formula="of:=VLOOKUP([.B7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</text:p>
          </table:table-cell>
          <table:table-cell office:value-type="string" calcext:value-type="string">
            <text:p>ر</text:p>
          </table:table-cell>
          <table:table-cell table:formula="of:=VLOOKUP([.B7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66661</text:p>
          </table:table-cell>
          <table:table-cell office:value-type="string" calcext:value-type="string">
            <text:p>ک</text:p>
          </table:table-cell>
          <table:table-cell table:formula="of:=VLOOKUP([.B7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5443454543</text:p>
          </table:table-cell>
          <table:table-cell office:value-type="string" calcext:value-type="string">
            <text:p>س</text:p>
          </table:table-cell>
          <table:table-cell table:formula="of:=VLOOKUP([.B7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7555445</text:p>
          </table:table-cell>
          <table:table-cell office:value-type="string" calcext:value-type="string">
            <text:p>ر</text:p>
          </table:table-cell>
          <table:table-cell table:formula="of:=VLOOKUP([.B7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26506444356</text:p>
          </table:table-cell>
          <table:table-cell office:value-type="string" calcext:value-type="string">
            <text:p>ل</text:p>
          </table:table-cell>
          <table:table-cell table:formula="of:=VLOOKUP([.B8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24</text:p>
          </table:table-cell>
          <table:table-cell office:value-type="string" calcext:value-type="string">
            <text:p>ا</text:p>
          </table:table-cell>
          <table:table-cell table:formula="of:=VLOOKUP([.B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453543432</text:p>
          </table:table-cell>
          <table:table-cell office:value-type="string" calcext:value-type="string">
            <text:p>و</text:p>
          </table:table-cell>
          <table:table-cell table:formula="of:=VLOOKUP([.B8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0234+523</text:p>
          </table:table-cell>
          <table:table-cell office:value-type="string" calcext:value-type="string">
            <text:p>ة</text:p>
          </table:table-cell>
          <table:table-cell table:formula="of:=VLOOKUP([.B83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443</text:p>
          </table:table-cell>
          <table:table-cell office:value-type="string" calcext:value-type="string">
            <text:p>ف</text:p>
          </table:table-cell>
          <table:table-cell table:formula="of:=VLOOKUP([.B84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22337</text:p>
          </table:table-cell>
          <table:table-cell office:value-type="string" calcext:value-type="string">
            <text:p>ل</text:p>
          </table:table-cell>
          <table:table-cell table:formula="of:=VLOOKUP([.B8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32665</text:p>
          </table:table-cell>
          <table:table-cell office:value-type="string" calcext:value-type="string">
            <text:p>د</text:p>
          </table:table-cell>
          <table:table-cell table:formula="of:=VLOOKUP([.B8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م</text:p>
          </table:table-cell>
          <table:table-cell table:formula="of:=VLOOKUP([.B87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6156456766</text:p>
          </table:table-cell>
          <table:table-cell office:value-type="string" calcext:value-type="string">
            <text:p>ت</text:p>
          </table:table-cell>
          <table:table-cell table:formula="of:=VLOOKUP([.B8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</text:p>
          </table:table-cell>
          <table:table-cell office:value-type="string" calcext:value-type="string">
            <text:p>ر</text:p>
          </table:table-cell>
          <table:table-cell table:formula="of:=VLOOKUP([.B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541</text:p>
          </table:table-cell>
          <table:table-cell office:value-type="string" calcext:value-type="string">
            <text:p>ل</text:p>
          </table:table-cell>
          <table:table-cell table:formula="of:=VLOOKUP([.B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227</text:p>
          </table:table-cell>
          <table:table-cell office:value-type="string" calcext:value-type="string">
            <text:p>ا</text:p>
          </table:table-cell>
          <table:table-cell table:formula="of:=VLOOKUP([.B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3</text:p>
          </table:table-cell>
          <table:table-cell office:value-type="string" calcext:value-type="string">
            <text:p>ل</text:p>
          </table:table-cell>
          <table:table-cell table:formula="of:=VLOOKUP([.B9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46075544440" calcext:value-type="float">
            <text:p>346075544440</text:p>
          </table:table-cell>
          <table:table-cell office:value-type="string" calcext:value-type="string">
            <text:p>و</text:p>
          </table:table-cell>
          <table:table-cell table:formula="of:=VLOOKUP([.B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4</text:p>
          </table:table-cell>
          <table:table-cell office:value-type="string" calcext:value-type="string">
            <text:p>د</text:p>
          </table:table-cell>
          <table:table-cell table:formula="of:=VLOOKUP([.B9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2565</text:p>
          </table:table-cell>
          <table:table-cell office:value-type="string" calcext:value-type="string">
            <text:p>ل</text:p>
          </table:table-cell>
          <table:table-cell table:formula="of:=VLOOKUP([.B9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6456</text:p>
          </table:table-cell>
          <table:table-cell office:value-type="string" calcext:value-type="string">
            <text:p>م</text:p>
          </table:table-cell>
          <table:table-cell table:formula="of:=VLOOKUP([.B9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</text:p>
          </table:table-cell>
          <table:table-cell office:value-type="string" calcext:value-type="string">
            <text:p>ا</text:p>
          </table:table-cell>
          <table:table-cell table:formula="of:=VLOOKUP([.B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65444543173</text:p>
          </table:table-cell>
          <table:table-cell office:value-type="string" calcext:value-type="string">
            <text:p>و</text:p>
          </table:table-cell>
          <table:table-cell table:formula="of:=VLOOKUP([.B98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3554</text:p>
          </table:table-cell>
          <table:table-cell office:value-type="string" calcext:value-type="string">
            <text:p>م</text:p>
          </table:table-cell>
          <table:table-cell table:formula="of:=VLOOKUP([.B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135-44</text:p>
          </table:table-cell>
          <table:table-cell office:value-type="string" calcext:value-type="string">
            <text:p>ب</text:p>
          </table:table-cell>
          <table:table-cell table:formula="of:=VLOOKUP([.B100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3</text:p>
          </table:table-cell>
          <table:table-cell office:value-type="string" calcext:value-type="string">
            <text:p>ا</text:p>
          </table:table-cell>
          <table:table-cell table:formula="of:=VLOOKUP([.B10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6</text:p>
          </table:table-cell>
          <table:table-cell office:value-type="string" calcext:value-type="string">
            <text:p>ء</text:p>
          </table:table-cell>
          <table:table-cell table:formula="of:=VLOOKUP([.B102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+</text:p>
          </table:table-cell>
          <table:table-cell office:value-type="string" calcext:value-type="string">
            <text:p>ڽ</text:p>
          </table:table-cell>
          <table:table-cell table:formula="of:=VLOOKUP([.B103];[$lookup.A$1:$lookup.B$37];2;0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71</text:p>
          </table:table-cell>
          <table:table-cell office:value-type="string" calcext:value-type="string">
            <text:p>م</text:p>
          </table:table-cell>
          <table:table-cell table:formula="of:=VLOOKUP([.B1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4570677744</text:p>
          </table:table-cell>
          <table:table-cell office:value-type="string" calcext:value-type="string">
            <text:p>ح</text:p>
          </table:table-cell>
          <table:table-cell table:formula="of:=VLOOKUP([.B105];[$lookup.A$1:$lookup.B$37];2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-334</text:p>
          </table:table-cell>
          <table:table-cell office:value-type="string" calcext:value-type="string">
            <text:p>ي</text:p>
          </table:table-cell>
          <table:table-cell table:formula="of:=VLOOKUP([.B106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440222226</text:p>
          </table:table-cell>
          <table:table-cell office:value-type="string" calcext:value-type="string">
            <text:p>ط</text:p>
          </table:table-cell>
          <table:table-cell table:formula="of:=VLOOKUP([.B107];[$lookup.A$1:$lookup.B$37];2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4+5606553</text:p>
          </table:table-cell>
          <table:table-cell office:value-type="string" calcext:value-type="string">
            <text:p>ف</text:p>
          </table:table-cell>
          <table:table-cell table:formula="of:=VLOOKUP([.B108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64423</text:p>
          </table:table-cell>
          <table:table-cell office:value-type="string" calcext:value-type="string">
            <text:p>د</text:p>
          </table:table-cell>
          <table:table-cell table:formula="of:=VLOOKUP([.B10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155453442</text:p>
          </table:table-cell>
          <table:table-cell office:value-type="string" calcext:value-type="string">
            <text:p>س</text:p>
          </table:table-cell>
          <table:table-cell table:formula="of:=VLOOKUP([.B1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1121211512</text:p>
          </table:table-cell>
          <table:table-cell office:value-type="string" calcext:value-type="string">
            <text:p>ک</text:p>
          </table:table-cell>
          <table:table-cell table:formula="of:=VLOOKUP([.B111];[$lookup.A$1:$lookup.B$37];2;0)" office:value-type="float" office:value="26" calcext:value-type="float">
            <text:p>26</text:p>
          </table:table-cell>
          <table:table-cell office:value-type="string" calcext:value-type="string">
            <text:p>kurangpas urutan bra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2223226</text:p>
          </table:table-cell>
          <table:table-cell office:value-type="string" calcext:value-type="string">
            <text:p>ل</text:p>
          </table:table-cell>
          <table:table-cell table:formula="of:=VLOOKUP([.B11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24-342</text:p>
          </table:table-cell>
          <table:table-cell office:value-type="string" calcext:value-type="string">
            <text:p>ي</text:p>
          </table:table-cell>
          <table:table-cell table:formula="of:=VLOOKUP([.B11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34334</text:p>
          </table:table-cell>
          <table:table-cell office:value-type="string" calcext:value-type="string">
            <text:p>ن</text:p>
          </table:table-cell>
          <table:table-cell table:formula="of:=VLOOKUP([.B11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2320403</text:p>
          </table:table-cell>
          <table:table-cell office:value-type="string" calcext:value-type="string">
            <text:p>ع</text:p>
          </table:table-cell>
          <table:table-cell table:formula="of:=VLOOKUP([.B115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32</text:p>
          </table:table-cell>
          <table:table-cell office:value-type="string" calcext:value-type="string">
            <text:p>ا</text:p>
          </table:table-cell>
          <table:table-cell table:formula="of:=VLOOKUP([.B11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645</text:p>
          </table:table-cell>
          <table:table-cell office:value-type="string" calcext:value-type="string">
            <text:p>ل</text:p>
          </table:table-cell>
          <table:table-cell table:formula="of:=VLOOKUP([.B1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5235560</text:p>
          </table:table-cell>
          <table:table-cell office:value-type="string" calcext:value-type="string">
            <text:p>م</text:p>
          </table:table-cell>
          <table:table-cell table:formula="of:=VLOOKUP([.B11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027</text:p>
          </table:table-cell>
          <table:table-cell office:value-type="string" calcext:value-type="string">
            <text:p>ب</text:p>
          </table:table-cell>
          <table:table-cell table:formula="of:=VLOOKUP([.B1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formula="of:=VLOOKUP([.B12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4</text:p>
          </table:table-cell>
          <table:table-cell office:value-type="string" calcext:value-type="string">
            <text:p>ي</text:p>
          </table:table-cell>
          <table:table-cell table:formula="of:=VLOOKUP([.B12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545033567+</text:p>
          </table:table-cell>
          <table:table-cell office:value-type="string" calcext:value-type="string">
            <text:p>ق</text:p>
          </table:table-cell>
          <table:table-cell table:formula="of:=VLOOKUP([.B122];[$lookup.A$1:$lookup.B$37];2;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4</text:p>
          </table:table-cell>
          <table:table-cell office:value-type="string" calcext:value-type="string">
            <text:p>ل</text:p>
          </table:table-cell>
          <table:table-cell table:formula="of:=VLOOKUP([.B12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35</text:p>
          </table:table-cell>
          <table:table-cell office:value-type="string" calcext:value-type="string">
            <text:p>ه</text:p>
          </table:table-cell>
          <table:table-cell table:formula="of:=VLOOKUP([.B124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547</text:p>
          </table:table-cell>
          <table:table-cell office:value-type="string" calcext:value-type="string">
            <text:p>د</text:p>
          </table:table-cell>
          <table:table-cell table:formula="of:=VLOOKUP([.B12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34</text:p>
          </table:table-cell>
          <table:table-cell office:value-type="string" calcext:value-type="string">
            <text:p>س</text:p>
          </table:table-cell>
          <table:table-cell table:formula="of:=VLOOKUP([.B12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64403</text:p>
          </table:table-cell>
          <table:table-cell office:value-type="string" calcext:value-type="string">
            <text:p>ن</text:p>
          </table:table-cell>
          <table:table-cell table:formula="of:=VLOOKUP([.B1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3</text:p>
          </table:table-cell>
          <table:table-cell office:value-type="string" calcext:value-type="string">
            <text:p>ا</text:p>
          </table:table-cell>
          <table:table-cell table:formula="of:=VLOOKUP([.B1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41406</text:p>
          </table:table-cell>
          <table:table-cell office:value-type="string" calcext:value-type="string">
            <text:p>ر</text:p>
          </table:table-cell>
          <table:table-cell table:formula="of:=VLOOKUP([.B12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6465544425</text:p>
          </table:table-cell>
          <table:table-cell office:value-type="string" calcext:value-type="string">
            <text:p>و</text:p>
          </table:table-cell>
          <table:table-cell table:formula="of:=VLOOKUP([.B13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43554</text:p>
          </table:table-cell>
          <table:table-cell office:value-type="string" calcext:value-type="string">
            <text:p>س</text:p>
          </table:table-cell>
          <table:table-cell table:formula="of:=VLOOKUP([.B1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ا</text:p>
          </table:table-cell>
          <table:table-cell table:formula="of:=VLOOKUP([.B13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16</text:p>
          </table:table-cell>
          <table:table-cell office:value-type="string" calcext:value-type="string">
            <text:p>ء</text:p>
          </table:table-cell>
          <table:table-cell table:formula="of:=VLOOKUP([.B133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14+44+7</text:p>
          </table:table-cell>
          <table:table-cell office:value-type="string" calcext:value-type="string">
            <text:p>د</text:p>
          </table:table-cell>
          <table:table-cell table:formula="of:=VLOOKUP([.B13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ا</text:p>
          </table:table-cell>
          <table:table-cell table:formula="of:=VLOOKUP([.B1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+44476</text:p>
          </table:table-cell>
          <table:table-cell office:value-type="string" calcext:value-type="string">
            <text:p>ن</text:p>
          </table:table-cell>
          <table:table-cell table:formula="of:=VLOOKUP([.B13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064654224</text:p>
          </table:table-cell>
          <table:table-cell office:value-type="string" calcext:value-type="string">
            <text:p>ک</text:p>
          </table:table-cell>
          <table:table-cell table:formula="of:=VLOOKUP([.B137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6</text:p>
          </table:table-cell>
          <table:table-cell office:value-type="string" calcext:value-type="string">
            <text:p>ا</text:p>
          </table:table-cell>
          <table:table-cell table:formula="of:=VLOOKUP([.B13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3504440</text:p>
          </table:table-cell>
          <table:table-cell office:value-type="string" calcext:value-type="string">
            <text:p>ر</text:p>
          </table:table-cell>
          <table:table-cell table:formula="of:=VLOOKUP([.B13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5246674</text:p>
          </table:table-cell>
          <table:table-cell office:value-type="string" calcext:value-type="string">
            <text:p>م</text:p>
          </table:table-cell>
          <table:table-cell table:formula="of:=VLOOKUP([.B14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-3533</text:p>
          </table:table-cell>
          <table:table-cell office:value-type="string" calcext:value-type="string">
            <text:p>ب</text:p>
          </table:table-cell>
          <table:table-cell table:formula="of:=VLOOKUP([.B14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3232</text:p>
          </table:table-cell>
          <table:table-cell office:value-type="string" calcext:value-type="string">
            <text:p>ا</text:p>
          </table:table-cell>
          <table:table-cell table:formula="of:=VLOOKUP([.B14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3364</text:p>
          </table:table-cell>
          <table:table-cell office:value-type="string" calcext:value-type="string">
            <text:p>ي</text:p>
          </table:table-cell>
          <table:table-cell table:formula="of:=VLOOKUP([.B14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35</text:p>
          </table:table-cell>
          <table:table-cell office:value-type="string" calcext:value-type="string">
            <text:p>ء</text:p>
          </table:table-cell>
          <table:table-cell table:formula="of:=VLOOKUP([.B144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235</text:p>
          </table:table-cell>
          <table:table-cell office:value-type="string" calcext:value-type="string">
            <text:p>ل</text:p>
          </table:table-cell>
          <table:table-cell table:formula="of:=VLOOKUP([.B145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32411</text:p>
          </table:table-cell>
          <table:table-cell office:value-type="string" calcext:value-type="string">
            <text:p>ه</text:p>
          </table:table-cell>
          <table:table-cell table:formula="of:=VLOOKUP([.B14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formula="of:=VLOOKUP([.B14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4-32</text:p>
          </table:table-cell>
          <table:table-cell office:value-type="string" calcext:value-type="string">
            <text:p>ي</text:p>
          </table:table-cell>
          <table:table-cell table:formula="of:=VLOOKUP([.B14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+6764</text:p>
          </table:table-cell>
          <table:table-cell office:value-type="string" calcext:value-type="string">
            <text:p>ڠ</text:p>
          </table:table-cell>
          <table:table-cell table:formula="of:=VLOOKUP([.B14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3222224</text:p>
          </table:table-cell>
          <table:table-cell office:value-type="string" calcext:value-type="string">
            <text:p>ا</text:p>
          </table:table-cell>
          <table:table-cell table:formula="of:=VLOOKUP([.B1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+714+</text:p>
          </table:table-cell>
          <table:table-cell office:value-type="string" calcext:value-type="string">
            <text:p>ت</text:p>
          </table:table-cell>
          <table:table-cell table:formula="of:=VLOOKUP([.B1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44326</text:p>
          </table:table-cell>
          <table:table-cell office:value-type="string" calcext:value-type="string">
            <text:p>ي</text:p>
          </table:table-cell>
          <table:table-cell table:formula="of:=VLOOKUP([.B15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3364535</text:p>
          </table:table-cell>
          <table:table-cell office:value-type="string" calcext:value-type="string">
            <text:p>س</text:p>
          </table:table-cell>
          <table:table-cell table:formula="of:=VLOOKUP([.B153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-22</text:p>
          </table:table-cell>
          <table:table-cell office:value-type="string" calcext:value-type="string">
            <text:p>ي</text:p>
          </table:table-cell>
          <table:table-cell table:formula="of:=VLOOKUP([.B15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7-33134</text:p>
          </table:table-cell>
          <table:table-cell office:value-type="string" calcext:value-type="string">
            <text:p>ڠ</text:p>
          </table:table-cell>
          <table:table-cell table:formula="of:=VLOOKUP([.B15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75454+3</text:p>
          </table:table-cell>
          <table:table-cell office:value-type="string" calcext:value-type="string">
            <text:p>د</text:p>
          </table:table-cell>
          <table:table-cell table:formula="of:=VLOOKUP([.B15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5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040+6</text:p>
          </table:table-cell>
          <table:table-cell office:value-type="string" calcext:value-type="string">
            <text:p>ن</text:p>
          </table:table-cell>
          <table:table-cell table:formula="of:=VLOOKUP([.B1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6444</text:p>
          </table:table-cell>
          <table:table-cell office:value-type="string" calcext:value-type="string">
            <text:p>م</text:p>
          </table:table-cell>
          <table:table-cell table:formula="of:=VLOOKUP([.B15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05</text:p>
          </table:table-cell>
          <table:table-cell office:value-type="string" calcext:value-type="string">
            <text:p>ا</text:p>
          </table:table-cell>
          <table:table-cell table:formula="of:=VLOOKUP([.B16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245</text:p>
          </table:table-cell>
          <table:table-cell office:value-type="string" calcext:value-type="string">
            <text:p>ل</text:p>
          </table:table-cell>
          <table:table-cell table:formula="of:=VLOOKUP([.B161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6+64536</text:p>
          </table:table-cell>
          <table:table-cell office:value-type="string" calcext:value-type="string">
            <text:p>م</text:p>
          </table:table-cell>
          <table:table-cell table:formula="of:=VLOOKUP([.B16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6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33</text:p>
          </table:table-cell>
          <table:table-cell office:value-type="string" calcext:value-type="string">
            <text:p>ي</text:p>
          </table:table-cell>
          <table:table-cell table:formula="of:=VLOOKUP([.B16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43+46</text:p>
          </table:table-cell>
          <table:table-cell office:value-type="string" calcext:value-type="string">
            <text:p>ڠ</text:p>
          </table:table-cell>
          <table:table-cell table:formula="of:=VLOOKUP([.B16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222</text:p>
          </table:table-cell>
          <table:table-cell office:value-type="string" calcext:value-type="string">
            <text:p>ا</text:p>
          </table:table-cell>
          <table:table-cell table:formula="of:=VLOOKUP([.B16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+64</text:p>
          </table:table-cell>
          <table:table-cell office:value-type="string" calcext:value-type="string">
            <text:p>ت</text:p>
          </table:table-cell>
          <table:table-cell table:formula="of:=VLOOKUP([.B167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ي</text:p>
          </table:table-cell>
          <table:table-cell table:formula="of:=VLOOKUP([.B168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43643643</text:p>
          </table:table-cell>
          <table:table-cell office:value-type="string" calcext:value-type="string">
            <text:p>س</text:p>
          </table:table-cell>
          <table:table-cell table:formula="of:=VLOOKUP([.B169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133534</text:p>
          </table:table-cell>
          <table:table-cell office:value-type="string" calcext:value-type="string">
            <text:p>ڠ</text:p>
          </table:table-cell>
          <table:table-cell table:formula="of:=VLOOKUP([.B17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2310+1111142146</text:p>
          </table:table-cell>
          <table:table-cell office:value-type="string" calcext:value-type="string">
            <text:p>ک</text:p>
          </table:table-cell>
          <table:table-cell table:formula="of:=VLOOKUP([.B171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3457005541440323</text:p>
          </table:table-cell>
          <table:table-cell office:value-type="string" calcext:value-type="string">
            <text:p>و</text:p>
          </table:table-cell>
          <table:table-cell table:formula="of:=VLOOKUP([.B17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135</text:p>
          </table:table-cell>
          <table:table-cell office:value-type="string" calcext:value-type="string">
            <text:p>ه</text:p>
          </table:table-cell>
          <table:table-cell table:formula="of:=VLOOKUP([.B17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6436</text:p>
          </table:table-cell>
          <table:table-cell office:value-type="string" calcext:value-type="string">
            <text:p>س</text:p>
          </table:table-cell>
          <table:table-cell table:formula="of:=VLOOKUP([.B174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324</text:p>
          </table:table-cell>
          <table:table-cell office:value-type="string" calcext:value-type="string">
            <text:p>ي</text:p>
          </table:table-cell>
          <table:table-cell table:formula="of:=VLOOKUP([.B17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4+677655</text:p>
          </table:table-cell>
          <table:table-cell office:value-type="string" calcext:value-type="string">
            <text:p>ڠ</text:p>
          </table:table-cell>
          <table:table-cell table:formula="of:=VLOOKUP([.B17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54+7</text:p>
          </table:table-cell>
          <table:table-cell office:value-type="string" calcext:value-type="string">
            <text:p>د</text:p>
          </table:table-cell>
          <table:table-cell table:formula="of:=VLOOKUP([.B17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17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153453+76</text:p>
          </table:table-cell>
          <table:table-cell office:value-type="string" calcext:value-type="string">
            <text:p>ن</text:p>
          </table:table-cell>
          <table:table-cell table:formula="of:=VLOOKUP([.B17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5744</text:p>
          </table:table-cell>
          <table:table-cell office:value-type="string" calcext:value-type="string">
            <text:p>م</text:p>
          </table:table-cell>
          <table:table-cell table:formula="of:=VLOOKUP([.B1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</text:p>
          </table:table-cell>
          <table:table-cell office:value-type="string" calcext:value-type="string">
            <text:p>ا</text:p>
          </table:table-cell>
          <table:table-cell table:formula="of:=VLOOKUP([.B18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2554</text:p>
          </table:table-cell>
          <table:table-cell office:value-type="string" calcext:value-type="string">
            <text:p>ل</text:p>
          </table:table-cell>
          <table:table-cell table:formula="of:=VLOOKUP([.B18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3456-307</text:p>
          </table:table-cell>
          <table:table-cell office:value-type="string" calcext:value-type="string">
            <text:p>م</text:p>
          </table:table-cell>
          <table:table-cell table:formula="of:=VLOOKUP([.B18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3644+40</text:p>
          </table:table-cell>
          <table:table-cell office:value-type="string" calcext:value-type="string">
            <text:p>ل</text:p>
          </table:table-cell>
          <table:table-cell table:formula="of:=VLOOKUP([.B184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ا</text:p>
          </table:table-cell>
          <table:table-cell table:formula="of:=VLOOKUP([.B18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352276554443433</text:p>
          </table:table-cell>
          <table:table-cell office:value-type="string" calcext:value-type="string">
            <text:p>و</text:p>
          </table:table-cell>
          <table:table-cell table:formula="of:=VLOOKUP([.B18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560123</text:p>
          </table:table-cell>
          <table:table-cell office:value-type="string" calcext:value-type="string">
            <text:p>ة</text:p>
          </table:table-cell>
          <table:table-cell table:formula="of:=VLOOKUP([.B187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446</text:p>
          </table:table-cell>
          <table:table-cell office:value-type="string" calcext:value-type="string">
            <text:p>د</text:p>
          </table:table-cell>
          <table:table-cell table:formula="of:=VLOOKUP([.B188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15446</text:p>
          </table:table-cell>
          <table:table-cell office:value-type="string" calcext:value-type="string">
            <text:p>ر</text:p>
          </table:table-cell>
          <table:table-cell table:formula="of:=VLOOKUP([.B18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4</text:p>
          </table:table-cell>
          <table:table-cell office:value-type="string" calcext:value-type="string">
            <text:p>س</text:p>
          </table:table-cell>
          <table:table-cell table:formula="of:=VLOOKUP([.B19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55</text:p>
          </table:table-cell>
          <table:table-cell office:value-type="string" calcext:value-type="string">
            <text:p>ب</text:p>
          </table:table-cell>
          <table:table-cell table:formula="of:=VLOOKUP([.B19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554</text:p>
          </table:table-cell>
          <table:table-cell office:value-type="string" calcext:value-type="string">
            <text:p>ر</text:p>
          </table:table-cell>
          <table:table-cell table:formula="of:=VLOOKUP([.B19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4</text:p>
          </table:table-cell>
          <table:table-cell office:value-type="string" calcext:value-type="string">
            <text:p>ت</text:p>
          </table:table-cell>
          <table:table-cell table:formula="of:=VLOOKUP([.B19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34</text:p>
          </table:table-cell>
          <table:table-cell office:value-type="string" calcext:value-type="string">
            <text:p>م</text:p>
          </table:table-cell>
          <table:table-cell table:formula="of:=VLOOKUP([.B19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33</text:p>
          </table:table-cell>
          <table:table-cell office:value-type="string" calcext:value-type="string">
            <text:p>ب</text:p>
          </table:table-cell>
          <table:table-cell table:formula="of:=VLOOKUP([.B19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46</text:p>
          </table:table-cell>
          <table:table-cell office:value-type="string" calcext:value-type="string">
            <text:p>ه</text:p>
          </table:table-cell>
          <table:table-cell table:formula="of:=VLOOKUP([.B196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2555357</text:p>
          </table:table-cell>
          <table:table-cell office:value-type="string" calcext:value-type="string">
            <text:p>د</text:p>
          </table:table-cell>
          <table:table-cell table:formula="of:=VLOOKUP([.B19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3664</text:p>
          </table:table-cell>
          <table:table-cell office:value-type="string" calcext:value-type="string">
            <text:p>ل</text:p>
          </table:table-cell>
          <table:table-cell table:formula="of:=VLOOKUP([.B198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64415+6</text:p>
          </table:table-cell>
          <table:table-cell office:value-type="string" calcext:value-type="string">
            <text:p>م</text:p>
          </table:table-cell>
          <table:table-cell table:formula="of:=VLOOKUP([.B19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formula="of:=VLOOKUP([.B20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13+654</text:p>
          </table:table-cell>
          <table:table-cell office:value-type="string" calcext:value-type="string">
            <text:p>ڠ</text:p>
          </table:table-cell>
          <table:table-cell table:formula="of:=VLOOKUP([.B201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23</text:p>
          </table:table-cell>
          <table:table-cell office:value-type="string" calcext:value-type="string">
            <text:p>ي</text:p>
          </table:table-cell>
          <table:table-cell table:formula="of:=VLOOKUP([.B20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72+055</text:p>
          </table:table-cell>
          <table:table-cell office:value-type="string" calcext:value-type="string">
            <text:p>ن</text:p>
          </table:table-cell>
          <table:table-cell table:formula="of:=VLOOKUP([.B203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353147543</text:p>
          </table:table-cell>
          <table:table-cell office:value-type="string" calcext:value-type="string">
            <text:p>ث</text:p>
          </table:table-cell>
          <table:table-cell table:formula="of:=VLOOKUP([.B204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+77554</text:p>
          </table:table-cell>
          <table:table-cell office:value-type="string" calcext:value-type="string">
            <text:p>ف</text:p>
          </table:table-cell>
          <table:table-cell table:formula="of:=VLOOKUP([.B205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23420445</text:p>
          </table:table-cell>
          <table:table-cell office:value-type="string" calcext:value-type="string">
            <text:p>و</text:p>
          </table:table-cell>
          <table:table-cell table:formula="of:=VLOOKUP([.B206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13+7</text:p>
          </table:table-cell>
          <table:table-cell office:value-type="string" calcext:value-type="string">
            <text:p>ن</text:p>
          </table:table-cell>
          <table:table-cell table:formula="of:=VLOOKUP([.B20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6777654</text:p>
          </table:table-cell>
          <table:table-cell office:value-type="string" calcext:value-type="string">
            <text:p>ک</text:p>
          </table:table-cell>
          <table:table-cell table:formula="of:=VLOOKUP([.B2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7755444443</text:p>
          </table:table-cell>
          <table:table-cell office:value-type="string" calcext:value-type="string">
            <text:p>ر</text:p>
          </table:table-cell>
          <table:table-cell table:formula="of:=VLOOKUP([.B209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355535474035427</text:p>
          </table:table-cell>
          <table:table-cell office:value-type="string" calcext:value-type="string">
            <text:p>س</text:p>
          </table:table-cell>
          <table:table-cell table:formula="of:=VLOOKUP([.B210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7075234444407</text:p>
          </table:table-cell>
          <table:table-cell office:value-type="string" calcext:value-type="string">
            <text:p>و</text:p>
          </table:table-cell>
          <table:table-cell table:formula="of:=VLOOKUP([.B2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3</text:p>
          </table:table-cell>
          <table:table-cell office:value-type="string" calcext:value-type="string">
            <text:p>م</text:p>
          </table:table-cell>
          <table:table-cell table:formula="of:=VLOOKUP([.B21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-4240</text:p>
          </table:table-cell>
          <table:table-cell office:value-type="string" calcext:value-type="string">
            <text:p>ب</text:p>
          </table:table-cell>
          <table:table-cell table:formula="of:=VLOOKUP([.B214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32365</text:p>
          </table:table-cell>
          <table:table-cell office:value-type="string" calcext:value-type="string">
            <text:p>ا</text:p>
          </table:table-cell>
          <table:table-cell table:formula="of:=VLOOKUP([.B21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742420</text:p>
          </table:table-cell>
          <table:table-cell office:value-type="string" calcext:value-type="string">
            <text:p>ء</text:p>
          </table:table-cell>
          <table:table-cell table:formula="of:=VLOOKUP([.B216];[$lookup.A$1:$lookup.B$37];2;0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424+4363</text:p>
          </table:table-cell>
          <table:table-cell office:value-type="string" calcext:value-type="string">
            <text:p>ث</text:p>
          </table:table-cell>
          <table:table-cell table:formula="of:=VLOOKUP([.B217];[$lookup.A$1:$lookup.B$37];2;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554547</text:p>
          </table:table-cell>
          <table:table-cell office:value-type="string" calcext:value-type="string">
            <text:p>ر</text:p>
          </table:table-cell>
          <table:table-cell table:formula="of:=VLOOKUP([.B218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19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+64</text:p>
          </table:table-cell>
          <table:table-cell office:value-type="string" calcext:value-type="string">
            <text:p>ن</text:p>
          </table:table-cell>
          <table:table-cell table:formula="of:=VLOOKUP([.B220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45-45</text:p>
          </table:table-cell>
          <table:table-cell office:value-type="string" calcext:value-type="string">
            <text:p>چ</text:p>
          </table:table-cell>
          <table:table-cell table:formula="of:=VLOOKUP([.B221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465706677</text:p>
          </table:table-cell>
          <table:table-cell office:value-type="string" calcext:value-type="string">
            <text:p>م</text:p>
          </table:table-cell>
          <table:table-cell table:formula="of:=VLOOKUP([.B22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4+55</text:p>
          </table:table-cell>
          <table:table-cell office:value-type="string" calcext:value-type="string">
            <text:p>ت</text:p>
          </table:table-cell>
          <table:table-cell table:formula="of:=VLOOKUP([.B223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435</text:p>
          </table:table-cell>
          <table:table-cell office:value-type="string" calcext:value-type="string">
            <text:p>م</text:p>
          </table:table-cell>
          <table:table-cell table:formula="of:=VLOOKUP([.B22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544-235</text:p>
          </table:table-cell>
          <table:table-cell office:value-type="string" calcext:value-type="string">
            <text:p>ب</text:p>
          </table:table-cell>
          <table:table-cell table:formula="of:=VLOOKUP([.B22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22222427</text:p>
          </table:table-cell>
          <table:table-cell office:value-type="string" calcext:value-type="string">
            <text:p>ا</text:p>
          </table:table-cell>
          <table:table-cell table:formula="of:=VLOOKUP([.B22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322+70</text:p>
          </table:table-cell>
          <table:table-cell office:value-type="string" calcext:value-type="string">
            <text:p>ڠ</text:p>
          </table:table-cell>
          <table:table-cell table:formula="of:=VLOOKUP([.B22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753633732</text:p>
          </table:table-cell>
          <table:table-cell office:value-type="string" calcext:value-type="string">
            <text:p>ی</text:p>
          </table:table-cell>
          <table:table-cell table:formula="of:=VLOOKUP([.B228];[$lookup.A$1:$lookup.B$37];2;0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10655555+</text:p>
          </table:table-cell>
          <table:table-cell office:value-type="string" calcext:value-type="string">
            <text:p>ف</text:p>
          </table:table-cell>
          <table:table-cell table:formula="of:=VLOOKUP([.B229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2037</text:p>
          </table:table-cell>
          <table:table-cell office:value-type="string" calcext:value-type="string">
            <text:p>ر</text:p>
          </table:table-cell>
          <table:table-cell table:formula="of:=VLOOKUP([.B23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3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3467740</text:p>
          </table:table-cell>
          <table:table-cell office:value-type="string" calcext:value-type="string">
            <text:p>ه</text:p>
          </table:table-cell>
          <table:table-cell table:formula="of:=VLOOKUP([.B232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642420545</text:p>
          </table:table-cell>
          <table:table-cell office:value-type="string" calcext:value-type="string">
            <text:p>و</text:p>
          </table:table-cell>
          <table:table-cell table:formula="of:=VLOOKUP([.B23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-414403117</text:p>
          </table:table-cell>
          <table:table-cell office:value-type="string" calcext:value-type="string">
            <text:p>ج</text:p>
          </table:table-cell>
          <table:table-cell table:formula="of:=VLOOKUP([.B23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223226</text:p>
          </table:table-cell>
          <table:table-cell office:value-type="string" calcext:value-type="string">
            <text:p>ا</text:p>
          </table:table-cell>
          <table:table-cell table:formula="of:=VLOOKUP([.B23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1+0</text:p>
          </table:table-cell>
          <table:table-cell office:value-type="string" calcext:value-type="string">
            <text:p>ڠ</text:p>
          </table:table-cell>
          <table:table-cell table:formula="of:=VLOOKUP([.B23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33322+</text:p>
          </table:table-cell>
          <table:table-cell office:value-type="string" calcext:value-type="string">
            <text:p>ن</text:p>
          </table:table-cell>
          <table:table-cell table:formula="of:=VLOOKUP([.B23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43</text:p>
          </table:table-cell>
          <table:table-cell office:value-type="string" calcext:value-type="string">
            <text:p>ت</text:p>
          </table:table-cell>
          <table:table-cell table:formula="of:=VLOOKUP([.B238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4414344</text:p>
          </table:table-cell>
          <table:table-cell office:value-type="string" calcext:value-type="string">
            <text:p>ڠ</text:p>
          </table:table-cell>
          <table:table-cell table:formula="of:=VLOOKUP([.B239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21</text:p>
          </table:table-cell>
          <table:table-cell office:value-type="string" calcext:value-type="string">
            <text:p>ک</text:p>
          </table:table-cell>
          <table:table-cell table:formula="of:=VLOOKUP([.B24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322</text:p>
          </table:table-cell>
          <table:table-cell office:value-type="string" calcext:value-type="string">
            <text:p>ا</text:p>
          </table:table-cell>
          <table:table-cell table:formula="of:=VLOOKUP([.B2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53</text:p>
          </table:table-cell>
          <table:table-cell office:value-type="string" calcext:value-type="string">
            <text:p>ل</text:p>
          </table:table-cell>
          <table:table-cell table:formula="of:=VLOOKUP([.B24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3566630</text:p>
          </table:table-cell>
          <table:table-cell office:value-type="string" calcext:value-type="string">
            <text:p>م</text:p>
          </table:table-cell>
          <table:table-cell table:formula="of:=VLOOKUP([.B24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423474540-</text:p>
          </table:table-cell>
          <table:table-cell office:value-type="string" calcext:value-type="string">
            <text:p>ج</text:p>
          </table:table-cell>
          <table:table-cell table:formula="of:=VLOOKUP([.B244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441142</text:p>
          </table:table-cell>
          <table:table-cell office:value-type="string" calcext:value-type="string">
            <text:p>ک</text:p>
          </table:table-cell>
          <table:table-cell table:formula="of:=VLOOKUP([.B2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322226</text:p>
          </table:table-cell>
          <table:table-cell office:value-type="string" calcext:value-type="string">
            <text:p>ل</text:p>
          </table:table-cell>
          <table:table-cell table:formula="of:=VLOOKUP([.B246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375555</text:p>
          </table:table-cell>
          <table:table-cell office:value-type="string" calcext:value-type="string">
            <text:p>و</text:p>
          </table:table-cell>
          <table:table-cell table:formula="of:=VLOOKUP([.B24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24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4+6</text:p>
          </table:table-cell>
          <table:table-cell office:value-type="string" calcext:value-type="string">
            <text:p>د</text:p>
          </table:table-cell>
          <table:table-cell table:formula="of:=VLOOKUP([.B24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250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-</text:p>
          </table:table-cell>
          <table:table-cell office:value-type="string" calcext:value-type="string">
            <text:p>ي</text:p>
          </table:table-cell>
          <table:table-cell table:formula="of:=VLOOKUP([.B251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+5</text:p>
          </table:table-cell>
          <table:table-cell office:value-type="string" calcext:value-type="string">
            <text:p>ڠ</text:p>
          </table:table-cell>
          <table:table-cell table:formula="of:=VLOOKUP([.B25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03222</text:p>
          </table:table-cell>
          <table:table-cell office:value-type="string" calcext:value-type="string">
            <text:p>ا</text:p>
          </table:table-cell>
          <table:table-cell table:formula="of:=VLOOKUP([.B25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65</text:p>
          </table:table-cell>
          <table:table-cell office:value-type="string" calcext:value-type="string">
            <text:p>ت</text:p>
          </table:table-cell>
          <table:table-cell table:formula="of:=VLOOKUP([.B25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26</text:p>
          </table:table-cell>
          <table:table-cell office:value-type="string" calcext:value-type="string">
            <text:p>ي</text:p>
          </table:table-cell>
          <table:table-cell table:formula="of:=VLOOKUP([.B255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7673665</text:p>
          </table:table-cell>
          <table:table-cell office:value-type="string" calcext:value-type="string">
            <text:p>س</text:p>
          </table:table-cell>
          <table:table-cell table:formula="of:=VLOOKUP([.B256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01701700</text:p>
          </table:table-cell>
          <table:table-cell office:value-type="string" calcext:value-type="string">
            <text:p>ڠ</text:p>
          </table:table-cell>
          <table:table-cell table:formula="of:=VLOOKUP([.B25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7727022</text:p>
          </table:table-cell>
          <table:table-cell office:value-type="string" calcext:value-type="string">
            <text:p>ک</text:p>
          </table:table-cell>
          <table:table-cell table:formula="of:=VLOOKUP([.B25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1346555544032</text:p>
          </table:table-cell>
          <table:table-cell office:value-type="string" calcext:value-type="string">
            <text:p>و</text:p>
          </table:table-cell>
          <table:table-cell table:formula="of:=VLOOKUP([.B25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135652</text:p>
          </table:table-cell>
          <table:table-cell office:value-type="string" calcext:value-type="string">
            <text:p>ه</text:p>
          </table:table-cell>
          <table:table-cell table:formula="of:=VLOOKUP([.B2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2</text:p>
          </table:table-cell>
          <table:table-cell office:value-type="string" calcext:value-type="string">
            <text:p>ا</text:p>
          </table:table-cell>
          <table:table-cell table:formula="of:=VLOOKUP([.B26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35313+</text:p>
          </table:table-cell>
          <table:table-cell office:value-type="string" calcext:value-type="string">
            <text:p>ڠ</text:p>
          </table:table-cell>
          <table:table-cell table:formula="of:=VLOOKUP([.B262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5-33</text:p>
          </table:table-cell>
          <table:table-cell office:value-type="string" calcext:value-type="string">
            <text:p>ي</text:p>
          </table:table-cell>
          <table:table-cell table:formula="of:=VLOOKUP([.B26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+6201</text:p>
          </table:table-cell>
          <table:table-cell office:value-type="string" calcext:value-type="string">
            <text:p>ن</text:p>
          </table:table-cell>
          <table:table-cell table:formula="of:=VLOOKUP([.B26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55454636666665" calcext:value-type="float">
            <text:p>555454636666665</text:p>
          </table:table-cell>
          <table:table-cell office:value-type="string" calcext:value-type="string">
            <text:p>ک</text:p>
          </table:table-cell>
          <table:table-cell table:formula="of:=VLOOKUP([.B26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444</text:p>
          </table:table-cell>
          <table:table-cell office:value-type="string" calcext:value-type="string">
            <text:p>ر</text:p>
          </table:table-cell>
          <table:table-cell table:formula="of:=VLOOKUP([.B26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74552314440435</text:p>
          </table:table-cell>
          <table:table-cell office:value-type="string" calcext:value-type="string">
            <text:p>س</text:p>
          </table:table-cell>
          <table:table-cell table:formula="of:=VLOOKUP([.B26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</text:p>
          </table:table-cell>
          <table:table-cell office:value-type="string" calcext:value-type="string">
            <text:p>م</text:p>
          </table:table-cell>
          <table:table-cell table:formula="of:=VLOOKUP([.B268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4+53</text:p>
          </table:table-cell>
          <table:table-cell office:value-type="string" calcext:value-type="string">
            <text:p>ن</text:p>
          </table:table-cell>
          <table:table-cell table:formula="of:=VLOOKUP([.B26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40-07037</text:p>
          </table:table-cell>
          <table:table-cell office:value-type="string" calcext:value-type="string">
            <text:p>ج</text:p>
          </table:table-cell>
          <table:table-cell table:formula="of:=VLOOKUP([.B270];[$lookup.A$1:$lookup.B$37];2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formula="of:=VLOOKUP([.B27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423</text:p>
          </table:table-cell>
          <table:table-cell office:value-type="string" calcext:value-type="string">
            <text:p>د</text:p>
          </table:table-cell>
          <table:table-cell table:formula="of:=VLOOKUP([.B272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-44325</text:p>
          </table:table-cell>
          <table:table-cell office:value-type="string" calcext:value-type="string">
            <text:p>ي</text:p>
          </table:table-cell>
          <table:table-cell table:formula="of:=VLOOKUP([.B273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3712+</text:p>
          </table:table-cell>
          <table:table-cell office:value-type="string" calcext:value-type="string">
            <text:p>ت</text:p>
          </table:table-cell>
          <table:table-cell table:formula="of:=VLOOKUP([.B27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32</text:p>
          </table:table-cell>
          <table:table-cell office:value-type="string" calcext:value-type="string">
            <text:p>ا</text:p>
          </table:table-cell>
          <table:table-cell table:formula="of:=VLOOKUP([.B27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56</text:p>
          </table:table-cell>
          <table:table-cell office:value-type="string" calcext:value-type="string">
            <text:p>د</text:p>
          </table:table-cell>
          <table:table-cell table:formula="of:=VLOOKUP([.B276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5444444203</text:p>
          </table:table-cell>
          <table:table-cell office:value-type="string" calcext:value-type="string">
            <text:p>و</text:p>
          </table:table-cell>
          <table:table-cell table:formula="of:=VLOOKUP([.B277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214</text:p>
          </table:table-cell>
          <table:table-cell office:value-type="string" calcext:value-type="string">
            <text:p>ه</text:p>
          </table:table-cell>
          <table:table-cell table:formula="of:=VLOOKUP([.B27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6</text:p>
          </table:table-cell>
          <table:table-cell office:value-type="string" calcext:value-type="string">
            <text:p>ت</text:p>
          </table:table-cell>
          <table:table-cell table:formula="of:=VLOOKUP([.B279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</text:p>
          </table:table-cell>
          <table:table-cell office:value-type="string" calcext:value-type="string">
            <text:p>م</text:p>
          </table:table-cell>
          <table:table-cell table:formula="of:=VLOOKUP([.B280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43</text:p>
          </table:table-cell>
          <table:table-cell office:value-type="string" calcext:value-type="string">
            <text:p>ب</text:p>
          </table:table-cell>
          <table:table-cell table:formula="of:=VLOOKUP([.B281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622</text:p>
          </table:table-cell>
          <table:table-cell office:value-type="string" calcext:value-type="string">
            <text:p>ا</text:p>
          </table:table-cell>
          <table:table-cell table:formula="of:=VLOOKUP([.B282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134241054415424</text:p>
          </table:table-cell>
          <table:table-cell office:value-type="string" calcext:value-type="string">
            <text:p>ه</text:p>
          </table:table-cell>
          <table:table-cell table:formula="of:=VLOOKUP([.B283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21+510</text:p>
          </table:table-cell>
          <table:table-cell office:value-type="string" calcext:value-type="string">
            <text:p>ن</text:p>
          </table:table-cell>
          <table:table-cell table:formula="of:=VLOOKUP([.B284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53553</text:p>
          </table:table-cell>
          <table:table-cell office:value-type="string" calcext:value-type="string">
            <text:p>ت</text:p>
          </table:table-cell>
          <table:table-cell table:formula="of:=VLOOKUP([.B285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343+</text:p>
          </table:table-cell>
          <table:table-cell office:value-type="string" calcext:value-type="string">
            <text:p>ت</text:p>
          </table:table-cell>
          <table:table-cell table:formula="of:=VLOOKUP([.B286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454544431</text:p>
          </table:table-cell>
          <table:table-cell office:value-type="string" calcext:value-type="string">
            <text:p>ف</text:p>
          </table:table-cell>
          <table:table-cell table:formula="of:=VLOOKUP([.B28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665335315</text:p>
          </table:table-cell>
          <table:table-cell office:value-type="string" calcext:value-type="string">
            <text:p>س</text:p>
          </table:table-cell>
          <table:table-cell table:formula="of:=VLOOKUP([.B288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-4-33444</text:p>
          </table:table-cell>
          <table:table-cell office:value-type="string" calcext:value-type="string">
            <text:p>ي</text:p>
          </table:table-cell>
          <table:table-cell table:formula="of:=VLOOKUP([.B28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22223</text:p>
          </table:table-cell>
          <table:table-cell office:value-type="string" calcext:value-type="string">
            <text:p>ل</text:p>
          </table:table-cell>
          <table:table-cell table:formula="of:=VLOOKUP([.B290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347</text:p>
          </table:table-cell>
          <table:table-cell office:value-type="string" calcext:value-type="string">
            <text:p>ا</text:p>
          </table:table-cell>
          <table:table-cell table:formula="of:=VLOOKUP([.B29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</text:p>
          </table:table-cell>
          <table:table-cell office:value-type="string" calcext:value-type="string">
            <text:p>ب</text:p>
          </table:table-cell>
          <table:table-cell table:formula="of:=VLOOKUP([.B292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356-00065556</text:p>
          </table:table-cell>
          <table:table-cell office:value-type="string" calcext:value-type="string">
            <text:p>و</text:p>
          </table:table-cell>
          <table:table-cell table:formula="of:=VLOOKUP([.B293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4435-3</text:p>
          </table:table-cell>
          <table:table-cell office:value-type="string" calcext:value-type="string">
            <text:p>ي</text:p>
          </table:table-cell>
          <table:table-cell table:formula="of:=VLOOKUP([.B294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255663313+512276</text:p>
          </table:table-cell>
          <table:table-cell office:value-type="string" calcext:value-type="string">
            <text:p>ڠ</text:p>
          </table:table-cell>
          <table:table-cell table:formula="of:=VLOOKUP([.B295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35-344244</text:p>
          </table:table-cell>
          <table:table-cell office:value-type="string" calcext:value-type="string">
            <text:p>چ</text:p>
          </table:table-cell>
          <table:table-cell table:formula="of:=VLOOKUP([.B296];[$lookup.A$1:$lookup.B$37];2;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2223236</text:p>
          </table:table-cell>
          <table:table-cell office:value-type="string" calcext:value-type="string">
            <text:p>ا</text:p>
          </table:table-cell>
          <table:table-cell table:formula="of:=VLOOKUP([.B297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4364</text:p>
          </table:table-cell>
          <table:table-cell office:value-type="string" calcext:value-type="string">
            <text:p>ب</text:p>
          </table:table-cell>
          <table:table-cell table:formula="of:=VLOOKUP([.B298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17554</text:p>
          </table:table-cell>
          <table:table-cell office:value-type="string" calcext:value-type="string">
            <text:p>و</text:p>
          </table:table-cell>
          <table:table-cell table:formula="of:=VLOOKUP([.B29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75616617</text:p>
          </table:table-cell>
          <table:table-cell office:value-type="string" calcext:value-type="string">
            <text:p>ه</text:p>
          </table:table-cell>
          <table:table-cell table:formula="of:=VLOOKUP([.B30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2442444</text:p>
          </table:table-cell>
          <table:table-cell office:value-type="string" calcext:value-type="string">
            <text:p>س</text:p>
          </table:table-cell>
          <table:table-cell table:formula="of:=VLOOKUP([.B30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+122252</text:p>
          </table:table-cell>
          <table:table-cell office:value-type="string" calcext:value-type="string">
            <text:p>ل</text:p>
          </table:table-cell>
          <table:table-cell table:formula="of:=VLOOKUP([.B302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formula="of:=VLOOKUP([.B30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15532</text:p>
          </table:table-cell>
          <table:table-cell office:value-type="string" calcext:value-type="string">
            <text:p>م</text:p>
          </table:table-cell>
          <table:table-cell table:formula="of:=VLOOKUP([.B304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554</text:p>
          </table:table-cell>
          <table:table-cell office:value-type="string" calcext:value-type="string">
            <text:p>ة</text:p>
          </table:table-cell>
          <table:table-cell table:formula="of:=VLOOKUP([.B305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06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7014+</text:p>
          </table:table-cell>
          <table:table-cell office:value-type="string" calcext:value-type="string">
            <text:p>ڠ</text:p>
          </table:table-cell>
          <table:table-cell table:formula="of:=VLOOKUP([.B307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66665</text:p>
          </table:table-cell>
          <table:table-cell office:value-type="string" calcext:value-type="string">
            <text:p>ک</text:p>
          </table:table-cell>
          <table:table-cell table:formula="of:=VLOOKUP([.B308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043235421</text:p>
          </table:table-cell>
          <table:table-cell office:value-type="string" calcext:value-type="string">
            <text:p>و</text:p>
          </table:table-cell>
          <table:table-cell table:formula="of:=VLOOKUP([.B309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55766263153</text:p>
          </table:table-cell>
          <table:table-cell office:value-type="string" calcext:value-type="string">
            <text:p>ک</text:p>
          </table:table-cell>
          <table:table-cell table:formula="of:=VLOOKUP([.B310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+63475</text:p>
          </table:table-cell>
          <table:table-cell office:value-type="string" calcext:value-type="string">
            <text:p>ف</text:p>
          </table:table-cell>
          <table:table-cell table:formula="of:=VLOOKUP([.B311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431457535545</text:p>
          </table:table-cell>
          <table:table-cell office:value-type="string" calcext:value-type="string">
            <text:p>و</text:p>
          </table:table-cell>
          <table:table-cell table:formula="of:=VLOOKUP([.B31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64347</text:p>
          </table:table-cell>
          <table:table-cell office:value-type="string" calcext:value-type="string">
            <text:p>ل</text:p>
          </table:table-cell>
          <table:table-cell table:formula="of:=VLOOKUP([.B313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544654744536</text:p>
          </table:table-cell>
          <table:table-cell office:value-type="string" calcext:value-type="string">
            <text:p>و</text:p>
          </table:table-cell>
          <table:table-cell table:formula="of:=VLOOKUP([.B314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47</text:p>
          </table:table-cell>
          <table:table-cell office:value-type="string" calcext:value-type="string">
            <text:p>ب</text:p>
          </table:table-cell>
          <table:table-cell table:formula="of:=VLOOKUP([.B31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555554</text:p>
          </table:table-cell>
          <table:table-cell office:value-type="string" calcext:value-type="string">
            <text:p>ر</text:p>
          </table:table-cell>
          <table:table-cell table:formula="of:=VLOOKUP([.B31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63674644</text:p>
          </table:table-cell>
          <table:table-cell office:value-type="string" calcext:value-type="string">
            <text:p>ل</text:p>
          </table:table-cell>
          <table:table-cell table:formula="of:=VLOOKUP([.B317];[$lookup.A$1:$lookup.B$37];2;0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41223376</text:p>
          </table:table-cell>
          <table:table-cell office:value-type="string" calcext:value-type="string">
            <text:p>ا</text:p>
          </table:table-cell>
          <table:table-cell table:formula="of:=VLOOKUP([.B31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64</text:p>
          </table:table-cell>
          <table:table-cell office:value-type="string" calcext:value-type="string">
            <text:p>ب</text:p>
          </table:table-cell>
          <table:table-cell table:formula="of:=VLOOKUP([.B319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44443033145</text:p>
          </table:table-cell>
          <table:table-cell office:value-type="string" calcext:value-type="string">
            <text:p>و</text:p>
          </table:table-cell>
          <table:table-cell table:formula="of:=VLOOKUP([.B320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06035</text:p>
          </table:table-cell>
          <table:table-cell office:value-type="string" calcext:value-type="string">
            <text:p>ه</text:p>
          </table:table-cell>
          <table:table-cell table:formula="of:=VLOOKUP([.B321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1665143</text:p>
          </table:table-cell>
          <table:table-cell office:value-type="string" calcext:value-type="string">
            <text:p>ک</text:p>
          </table:table-cell>
          <table:table-cell table:formula="of:=VLOOKUP([.B322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322226</text:p>
          </table:table-cell>
          <table:table-cell office:value-type="string" calcext:value-type="string">
            <text:p>ا</text:p>
          </table:table-cell>
          <table:table-cell table:formula="of:=VLOOKUP([.B32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255+47</text:p>
          </table:table-cell>
          <table:table-cell office:value-type="string" calcext:value-type="string">
            <text:p>ر</text:p>
          </table:table-cell>
          <table:table-cell table:formula="of:=VLOOKUP([.B324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2</text:p>
          </table:table-cell>
          <table:table-cell office:value-type="string" calcext:value-type="string">
            <text:p>ا</text:p>
          </table:table-cell>
          <table:table-cell table:formula="of:=VLOOKUP([.B325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443775443+</text:p>
          </table:table-cell>
          <table:table-cell office:value-type="string" calcext:value-type="string">
            <text:p>ڠ</text:p>
          </table:table-cell>
          <table:table-cell table:formula="of:=VLOOKUP([.B326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0+7</text:p>
          </table:table-cell>
          <table:table-cell office:value-type="string" calcext:value-type="string">
            <text:p>ن</text:p>
          </table:table-cell>
          <table:table-cell table:formula="of:=VLOOKUP([.B327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6</text:p>
          </table:table-cell>
          <table:table-cell office:value-type="string" calcext:value-type="string">
            <text:p>ا</text:p>
          </table:table-cell>
          <table:table-cell table:formula="of:=VLOOKUP([.B32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+43</text:p>
          </table:table-cell>
          <table:table-cell office:value-type="string" calcext:value-type="string">
            <text:p>ن</text:p>
          </table:table-cell>
          <table:table-cell table:formula="of:=VLOOKUP([.B329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5-43</text:p>
          </table:table-cell>
          <table:table-cell office:value-type="string" calcext:value-type="string">
            <text:p>ي</text:p>
          </table:table-cell>
          <table:table-cell table:formula="of:=VLOOKUP([.B330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54344</text:p>
          </table:table-cell>
          <table:table-cell office:value-type="string" calcext:value-type="string">
            <text:p>س</text:p>
          </table:table-cell>
          <table:table-cell table:formula="of:=VLOOKUP([.B331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577544+44</text:p>
          </table:table-cell>
          <table:table-cell office:value-type="string" calcext:value-type="string">
            <text:p>و</text:p>
          </table:table-cell>
          <table:table-cell table:formula="of:=VLOOKUP([.B332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ا</text:p>
          </table:table-cell>
          <table:table-cell table:formula="of:=VLOOKUP([.B33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3+</text:p>
          </table:table-cell>
          <table:table-cell office:value-type="string" calcext:value-type="string">
            <text:p>ت</text:p>
          </table:table-cell>
          <table:table-cell table:formula="of:=VLOOKUP([.B334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775545440</text:p>
          </table:table-cell>
          <table:table-cell office:value-type="string" calcext:value-type="string">
            <text:p>و</text:p>
          </table:table-cell>
          <table:table-cell table:formula="of:=VLOOKUP([.B335];[$lookup.A$1:$lookup.B$37];2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355705454</text:p>
          </table:table-cell>
          <table:table-cell office:value-type="string" calcext:value-type="string">
            <text:p>م</text:p>
          </table:table-cell>
          <table:table-cell table:formula="of:=VLOOKUP([.B336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254437326</text:p>
          </table:table-cell>
          <table:table-cell office:value-type="string" calcext:value-type="string">
            <text:p>د</text:p>
          </table:table-cell>
          <table:table-cell table:formula="of:=VLOOKUP([.B337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6016</text:p>
          </table:table-cell>
          <table:table-cell office:value-type="string" calcext:value-type="string">
            <text:p>ه</text:p>
          </table:table-cell>
          <table:table-cell table:formula="of:=VLOOKUP([.B338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33565</text:p>
          </table:table-cell>
          <table:table-cell office:value-type="string" calcext:value-type="string">
            <text:p>م</text:p>
          </table:table-cell>
          <table:table-cell table:formula="of:=VLOOKUP([.B339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1133+467</text:p>
          </table:table-cell>
          <table:table-cell office:value-type="string" calcext:value-type="string">
            <text:p>ڠ</text:p>
          </table:table-cell>
          <table:table-cell table:formula="of:=VLOOKUP([.B340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473222227</text:p>
          </table:table-cell>
          <table:table-cell office:value-type="string" calcext:value-type="string">
            <text:p>ا</text:p>
          </table:table-cell>
          <table:table-cell table:formula="of:=VLOOKUP([.B341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6605557</text:p>
          </table:table-cell>
          <table:table-cell office:value-type="string" calcext:value-type="string">
            <text:p>ر</text:p>
          </table:table-cell>
          <table:table-cell table:formula="of:=VLOOKUP([.B342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26</text:p>
          </table:table-cell>
          <table:table-cell office:value-type="string" calcext:value-type="string">
            <text:p>ا</text:p>
          </table:table-cell>
          <table:table-cell table:formula="of:=VLOOKUP([.B343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0014321+</text:p>
          </table:table-cell>
          <table:table-cell office:value-type="string" calcext:value-type="string">
            <text:p>ڠ</text:p>
          </table:table-cell>
          <table:table-cell table:formula="of:=VLOOKUP([.B344];[$lookup.A$1:$lookup.B$37];2;0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747665</text:p>
          </table:table-cell>
          <table:table-cell office:value-type="string" calcext:value-type="string">
            <text:p>ک</text:p>
          </table:table-cell>
          <table:table-cell table:formula="of:=VLOOKUP([.B345];[$lookup.A$1:$lookup.B$37];2;0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+753</text:p>
          </table:table-cell>
          <table:table-cell office:value-type="string" calcext:value-type="string">
            <text:p>ن</text:p>
          </table:table-cell>
          <table:table-cell table:formula="of:=VLOOKUP([.B34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7435535-3154</text:p>
          </table:table-cell>
          <table:table-cell office:value-type="string" calcext:value-type="string">
            <text:p>س</text:p>
          </table:table-cell>
          <table:table-cell table:formula="of:=VLOOKUP([.B347];[$lookup.A$1:$lookup.B$37];2;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3541555</text:p>
          </table:table-cell>
          <table:table-cell office:value-type="string" calcext:value-type="string">
            <text:p>ع</text:p>
          </table:table-cell>
          <table:table-cell table:formula="of:=VLOOKUP([.B348];[$lookup.A$1:$lookup.B$37];2;0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45-</text:p>
          </table:table-cell>
          <table:table-cell office:value-type="string" calcext:value-type="string">
            <text:p>ي</text:p>
          </table:table-cell>
          <table:table-cell table:formula="of:=VLOOKUP([.B349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17075</text:p>
          </table:table-cell>
          <table:table-cell office:value-type="string" calcext:value-type="string">
            <text:p>ر</text:p>
          </table:table-cell>
          <table:table-cell table:formula="of:=VLOOKUP([.B350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46</text:p>
          </table:table-cell>
          <table:table-cell office:value-type="string" calcext:value-type="string">
            <text:p>ت</text:p>
          </table:table-cell>
          <table:table-cell table:formula="of:=VLOOKUP([.B351];[$lookup.A$1:$lookup.B$37];2;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643</text:p>
          </table:table-cell>
          <table:table-cell office:value-type="string" calcext:value-type="string">
            <text:p>م</text:p>
          </table:table-cell>
          <table:table-cell table:formula="of:=VLOOKUP([.B352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13+</text:p>
          </table:table-cell>
          <table:table-cell office:value-type="string" calcext:value-type="string">
            <text:p>ف</text:p>
          </table:table-cell>
          <table:table-cell table:formula="of:=VLOOKUP([.B353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3+52</text:p>
          </table:table-cell>
          <table:table-cell office:value-type="string" calcext:value-type="string">
            <text:p>ة</text:p>
          </table:table-cell>
          <table:table-cell table:formula="of:=VLOOKUP([.B354];[$lookup.A$1:$lookup.B$37];2;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3</text:p>
          </table:table-cell>
          <table:table-cell office:value-type="string" calcext:value-type="string">
            <text:p>ب</text:p>
          </table:table-cell>
          <table:table-cell table:formula="of:=VLOOKUP([.B355];[$lookup.A$1:$lookup.B$37];2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5</text:p>
          </table:table-cell>
          <table:table-cell office:value-type="string" calcext:value-type="string">
            <text:p>ر</text:p>
          </table:table-cell>
          <table:table-cell table:formula="of:=VLOOKUP([.B356];[$lookup.A$1:$lookup.B$37];2;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06543</text:p>
          </table:table-cell>
          <table:table-cell office:value-type="string" calcext:value-type="string">
            <text:p>ف</text:p>
          </table:table-cell>
          <table:table-cell table:formula="of:=VLOOKUP([.B357];[$lookup.A$1:$lookup.B$37];2;0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+544</text:p>
          </table:table-cell>
          <table:table-cell office:value-type="string" calcext:value-type="string">
            <text:p>ن</text:p>
          </table:table-cell>
          <table:table-cell table:formula="of:=VLOOKUP([.B358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543210</text:p>
          </table:table-cell>
          <table:table-cell office:value-type="string" calcext:value-type="string">
            <text:p>د</text:p>
          </table:table-cell>
          <table:table-cell table:formula="of:=VLOOKUP([.B359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345226</text:p>
          </table:table-cell>
          <table:table-cell office:value-type="string" calcext:value-type="string">
            <text:p>ه</text:p>
          </table:table-cell>
          <table:table-cell table:formula="of:=VLOOKUP([.B360];[$lookup.A$1:$lookup.B$37];2;0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41447</text:p>
          </table:table-cell>
          <table:table-cell office:value-type="string" calcext:value-type="string">
            <text:p>د</text:p>
          </table:table-cell>
          <table:table-cell table:formula="of:=VLOOKUP([.B361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5-6</text:p>
          </table:table-cell>
          <table:table-cell office:value-type="string" calcext:value-type="string">
            <text:p>ي</text:p>
          </table:table-cell>
          <table:table-cell table:formula="of:=VLOOKUP([.B362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666</text:p>
          </table:table-cell>
          <table:table-cell office:value-type="string" calcext:value-type="string">
            <text:p>م</text:p>
          </table:table-cell>
          <table:table-cell table:formula="of:=VLOOKUP([.B363];[$lookup.A$1:$lookup.B$37];2;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557</text:p>
          </table:table-cell>
          <table:table-cell office:value-type="string" calcext:value-type="string">
            <text:p>د</text:p>
          </table:table-cell>
          <table:table-cell table:formula="of:=VLOOKUP([.B364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د</text:p>
          </table:table-cell>
          <table:table-cell table:formula="of:=VLOOKUP([.B365];[$lookup.A$1:$lookup.B$37];2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+</text:p>
          </table:table-cell>
          <table:table-cell office:value-type="string" calcext:value-type="string">
            <text:p>ن</text:p>
          </table:table-cell>
          <table:table-cell table:formula="of:=VLOOKUP([.B366];[$lookup.A$1:$lookup.B$37];2;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ي</text:p>
          </table:table-cell>
          <table:table-cell table:formula="of:=VLOOKUP([.B367];[$lookup.A$1:$lookup.B$37];2;0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formula="of:=VLOOKUP([.B368];[$lookup.A$1:$lookup.B$37];2;0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20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2" table:target-range-address="'label-lama(p05)'.A2:'label-lama(p05)'.B3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4-09-23T16:05:04.091532580</dc:date>
    <meta:editing-duration>P1DT20H40M41S</meta:editing-duration>
    <meta:editing-cycles>57</meta:editing-cycles>
    <meta:generator>LibreOffice/7.4.7.2$Linux_X86_64 LibreOffice_project/40$Build-2</meta:generator>
    <meta:document-statistic meta:table-count="3" meta:cell-count="3451" meta:object-count="0"/>
  </office:meta>
</office:document-meta>
</file>